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ucidasans1" svg:font-family="Lucidasans"/>
    <style:font-face style:name="Times1" svg:font-family="Times" style:font-adornments="Normal" style:font-family-generic="roman"/>
    <style:font-face style:name="Arial2" svg:font-family="Arial" style:font-family-generic="swiss"/>
    <style:font-face style:name="Monospace" svg:font-family="Monospace" style:font-adornments="Normal" style:font-family-generic="swiss"/>
    <style:font-face style:name="Arial3" svg:font-family="Arial" style:font-pitch="variable"/>
    <style:font-face style:name="HG Mincho Light J" svg:font-family="'HG Mincho Light J'"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automatic-styles>
    <style:style style:name="Tableau1" style:family="table">
      <style:table-properties style:width="16.263cm" fo:margin-left="-0.132cm" table:align="left" style:writing-mode="lr-tb"/>
    </style:style>
    <style:style style:name="Tableau1.A" style:family="table-column">
      <style:table-column-properties style:column-width="4.745cm"/>
    </style:style>
    <style:style style:name="Tableau1.B" style:family="table-column">
      <style:table-column-properties style:column-width="5.221cm"/>
    </style:style>
    <style:style style:name="Tableau1.C" style:family="table-column">
      <style:table-column-properties style:column-width="0.402cm"/>
    </style:style>
    <style:style style:name="Tableau1.D" style:family="table-column">
      <style:table-column-properties style:column-width="5.895cm"/>
    </style:style>
    <style:style style:name="Tableau1.1" style:family="table-row">
      <style:table-row-properties fo:keep-together="always"/>
    </style:style>
    <style:style style:name="Tableau1.A1" style:family="table-cell">
      <style:table-cell-properties style:vertical-align="top" fo:background-color="#b3b3b3" fo:padding-left="0.123cm" fo:padding-right="0.123cm" fo:padding-top="0cm" fo:padding-bottom="0cm" fo:border="0.5pt solid #000000" style:writing-mode="lr-tb">
        <style:background-image/>
      </style:table-cell-properties>
    </style:style>
    <style:style style:name="Tableau1.2" style:family="table-row">
      <style:table-row-properties style:min-row-height="1cm" fo:keep-together="always"/>
    </style:style>
    <style:style style:name="Tableau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3" style:family="table-row">
      <style:table-row-properties style:min-row-height="0.801cm" fo:keep-together="always"/>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background-color="#b3b3b3"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5" style:family="table-row">
      <style:table-row-properties style:min-row-height="2.111cm" fo:keep-together="always"/>
    </style:style>
    <style:style style:name="Tableau1.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5.1" style:family="table-column">
      <style:table-column-properties style:column-width="2.858cm"/>
    </style:style>
    <style:style style:name="Tableau1.C5.2" style:family="table-column">
      <style:table-column-properties style:column-width="3.44cm"/>
    </style:style>
    <style:style style:name="Tableau1.C5.1" style:family="table-row">
      <style:table-row-properties style:min-row-height="1.055cm" fo:keep-together="always"/>
    </style:style>
    <style:style style:name="Tableau1.C5.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5.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C5.2" style:family="table-row">
      <style:table-row-properties style:min-row-height="1.155cm" fo:keep-together="always"/>
    </style:style>
    <style:style style:name="Tableau1.C5.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5.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6" style:family="table-row">
      <style:table-row-properties style:min-row-height="10.88cm" fo:keep-together="always"/>
    </style:style>
    <style:style style:name="Tableau1.A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5.998cm" table:align="margins" style:writing-mode="lr-tb"/>
    </style:style>
    <style:style style:name="Tableau2.A" style:family="table-column">
      <style:table-column-properties style:column-width="3.12cm" style:rel-column-width="12781*"/>
    </style:style>
    <style:style style:name="Tableau2.B" style:family="table-column">
      <style:table-column-properties style:column-width="2.464cm" style:rel-column-width="10093*"/>
    </style:style>
    <style:style style:name="Tableau2.C" style:family="table-column">
      <style:table-column-properties style:column-width="2.178cm" style:rel-column-width="8923*"/>
    </style:style>
    <style:style style:name="Tableau2.D" style:family="table-column">
      <style:table-column-properties style:column-width="2.18cm" style:rel-column-width="8930*"/>
    </style:style>
    <style:style style:name="Tableau2.E" style:family="table-column">
      <style:table-column-properties style:column-width="1.875cm" style:rel-column-width="7680*"/>
    </style:style>
    <style:style style:name="Tableau2.F" style:family="table-column">
      <style:table-column-properties style:column-width="2.081cm" style:rel-column-width="8526*"/>
    </style:style>
    <style:style style:name="Tableau2.G" style:family="table-column">
      <style:table-column-properties style:column-width="2.101cm" style:rel-column-width="8602*"/>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G1" style:family="table-cell">
      <style:table-cell-properties style:vertical-align="top" fo:padding-left="0.123cm" fo:padding-right="0.123cm" fo:padding-top="0cm" fo:padding-bottom="0cm" fo:border="0.5pt solid #000000" style:writing-mode="lr-tb"/>
    </style:style>
    <style:style style:name="Tableau2.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G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6cm" fo:margin-left="0cm" table:align="left" style:writing-mode="lr-tb"/>
    </style:style>
    <style:style style:name="Tableau3.A" style:family="table-column">
      <style:table-column-properties style:column-width="0.931cm"/>
    </style:style>
    <style:style style:name="Tableau3.B" style:family="table-column">
      <style:table-column-properties style:column-width="9.163cm"/>
    </style:style>
    <style:style style:name="Tableau3.C" style:family="table-column">
      <style:table-column-properties style:column-width="3.083cm"/>
    </style:style>
    <style:style style:name="Tableau3.D" style:family="table-column">
      <style:table-column-properties style:column-width="2.822cm"/>
    </style:style>
    <style:style style:name="Tableau3.1" style:family="table-row">
      <style:table-row-properties style:min-row-height="0.956cm" fo:keep-together="always"/>
    </style:style>
    <style:style style:name="Tableau3.A1" style:family="table-cell">
      <style:table-cell-properties style:vertical-align="middle" fo:background-color="#b3b3b3" fo:padding-left="0.123cm" fo:padding-right="0.123cm" fo:padding-top="0cm" fo:padding-bottom="0cm" fo:border="0.5pt solid #000000" style:writing-mode="lr-tb">
        <style:background-image/>
      </style:table-cell-properties>
    </style:style>
    <style:style style:name="Tableau3.2" style:family="table-row">
      <style:table-row-properties style:min-row-height="1.021cm" fo:keep-together="always"/>
    </style:style>
    <style:style style:name="Tableau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3" style:family="table-row">
      <style:table-row-properties style:min-row-height="2.593cm" fo:keep-together="always"/>
    </style:style>
    <style:style style:name="Tableau3.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5" style:family="table-row">
      <style:table-row-properties style:min-row-height="2.646cm" fo:keep-together="always"/>
    </style:style>
    <style:style style:name="Tableau3.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6" style:family="table-row">
      <style:table-row-properties style:min-row-height="2.514cm" fo:keep-together="always"/>
    </style:style>
    <style:style style:name="Tableau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7" style:family="table-row">
      <style:table-row-properties style:min-row-height="2.916cm" fo:keep-together="always"/>
    </style:style>
    <style:style style:name="Tableau3.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cm" fo:margin-left="0cm" table:align="left" style:writing-mode="lr-tb"/>
    </style:style>
    <style:style style:name="Tableau4.A" style:family="table-column">
      <style:table-column-properties style:column-width="0.931cm"/>
    </style:style>
    <style:style style:name="Tableau4.B" style:family="table-column">
      <style:table-column-properties style:column-width="9.163cm"/>
    </style:style>
    <style:style style:name="Tableau4.C" style:family="table-column">
      <style:table-column-properties style:column-width="3.083cm"/>
    </style:style>
    <style:style style:name="Tableau4.D" style:family="table-column">
      <style:table-column-properties style:column-width="2.822cm"/>
    </style:style>
    <style:style style:name="Tableau4.1" style:family="table-row">
      <style:table-row-properties style:min-row-height="0.956cm" fo:keep-together="always"/>
    </style:style>
    <style:style style:name="Tableau4.A1" style:family="table-cell">
      <style:table-cell-properties style:vertical-align="middle" fo:background-color="#b3b3b3" fo:padding-left="0.123cm" fo:padding-right="0.123cm" fo:padding-top="0cm" fo:padding-bottom="0cm" fo:border="0.5pt solid #000000" style:writing-mode="lr-tb">
        <style:background-image/>
      </style:table-cell-properties>
    </style:style>
    <style:style style:name="Tableau4.2" style:family="table-row">
      <style:table-row-properties style:min-row-height="1.021cm" fo:keep-together="always"/>
    </style:style>
    <style:style style:name="Tableau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3" style:family="table-row">
      <style:table-row-properties style:min-row-height="2.699cm" fo:keep-together="always"/>
    </style:style>
    <style:style style:name="Tableau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4" style:family="table-row">
      <style:table-row-properties style:min-row-height="2.672cm" fo:keep-together="always"/>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5" style:family="table-row">
      <style:table-row-properties style:min-row-height="2.487cm" fo:keep-together="always"/>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7" style:family="table-row">
      <style:table-row-properties style:min-row-height="2.434cm" fo:keep-together="always"/>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8" style:family="table-row">
      <style:table-row-properties style:min-row-height="1.984cm" fo:keep-together="always"/>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En-tête_20__28_Pair_29_">
      <style:paragraph-properties>
        <style:tab-stops>
          <style:tab-stop style:position="7.62cm" style:type="center"/>
          <style:tab-stop style:position="16.933cm" style:type="right"/>
        </style:tab-stops>
      </style:paragraph-properties>
    </style:style>
    <style:style style:name="P3" style:family="paragraph" style:parent-style-name="Pied_20_de_20_page_20__28_Premier_29_">
      <style:paragraph-properties fo:margin-top="0.22cm" fo:margin-bottom="0cm" style:contextual-spacing="false" fo:text-align="center" style:justify-single-word="false">
        <style:tab-stops>
          <style:tab-stop style:position="7.964cm" style:type="center"/>
          <style:tab-stop style:position="16.88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officeooo:paragraph-rsid="004c3f0a"/>
    </style:style>
    <style:style style:name="P7" style:family="paragraph" style:parent-style-name="Standard">
      <style:paragraph-properties style:snap-to-layout-grid="false"/>
    </style:style>
    <style:style style:name="P8" style:family="paragraph" style:parent-style-name="Standard">
      <style:paragraph-properties style:snap-to-layout-grid="false"/>
      <style:text-properties officeooo:paragraph-rsid="00124237"/>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snap-to-layout-gri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47279f" style:font-weight-asian="bold" style:font-weight-complex="bold"/>
    </style:style>
    <style:style style:name="P12" style:family="paragraph" style:parent-style-name="Standard">
      <style:paragraph-properties fo:text-align="center" style:justify-single-word="false"/>
      <style:text-properties fo:font-weight="bold" officeooo:paragraph-rsid="004c3f0a" style:font-weight-asian="bold" style:font-weight-complex="bold"/>
    </style:style>
    <style:style style:name="P13" style:family="paragraph" style:parent-style-name="Standard">
      <style:paragraph-properties style:snap-to-layout-grid="false"/>
      <style:text-properties fo:font-weight="bold" style:font-weight-asian="bold" style:font-weight-complex="bold"/>
    </style:style>
    <style:style style:name="P14" style:family="paragraph" style:parent-style-name="Standard">
      <style:text-properties fo:font-weight="bold" officeooo:paragraph-rsid="00179e3d" style:font-weight-asian="bold" style:font-weight-complex="bold"/>
    </style:style>
    <style:style style:name="P15" style:family="paragraph" style:parent-style-name="Standard">
      <style:text-properties fo:font-weight="bold" officeooo:paragraph-rsid="00261d38" style:font-weight-asian="bold" style:font-weight-complex="bold"/>
    </style:style>
    <style:style style:name="P16" style:family="paragraph" style:parent-style-name="Standard">
      <style:text-properties fo:font-weight="bold" officeooo:paragraph-rsid="00416eff" style:font-weight-asian="bold" style:font-weight-complex="bold"/>
    </style:style>
    <style:style style:name="P17" style:family="paragraph" style:parent-style-name="Standard">
      <style:paragraph-properties fo:text-align="center" style:justify-single-word="false"/>
      <style:text-properties fo:font-weight="bold" officeooo:rsid="0047279f" officeooo:paragraph-rsid="0047279f" style:font-weight-asian="bold" style:font-weight-complex="bold"/>
    </style:style>
    <style:style style:name="P18" style:family="paragraph" style:parent-style-name="Standard">
      <style:text-properties fo:font-weight="bold" officeooo:paragraph-rsid="004a6951" style:font-weight-asian="bold" style:font-weight-complex="bold"/>
    </style:style>
    <style:style style:name="P19" style:family="paragraph" style:parent-style-name="Standard">
      <style:text-properties fo:font-weight="bold" officeooo:paragraph-rsid="004c3f0a" style:font-weight-asian="bold" style:font-weight-complex="bold"/>
    </style:style>
    <style:style style:name="P20" style:family="paragraph" style:parent-style-name="Standard">
      <style:paragraph-properties style:snap-to-layout-grid="false"/>
      <style:text-properties fo:language="en" fo:country="GB"/>
    </style:style>
    <style:style style:name="P21" style:family="paragraph" style:parent-style-name="Standard">
      <style:paragraph-properties style:text-autospace="none"/>
      <style:text-properties fo:font-size="10pt" style:font-size-asian="10pt" style:font-size-complex="10pt"/>
    </style:style>
    <style:style style:name="P22" style:family="paragraph" style:parent-style-name="Standard">
      <style:paragraph-properties style:text-autospace="none"/>
      <style:text-properties fo:font-size="10pt" officeooo:paragraph-rsid="004a6951" style:font-size-asian="10pt" style:font-size-complex="10pt"/>
    </style:style>
    <style:style style:name="P23" style:family="paragraph" style:parent-style-name="Standard">
      <style:paragraph-properties style:text-autospace="none"/>
      <style:text-properties fo:font-size="10pt" officeooo:paragraph-rsid="004c3f0a" style:font-size-asian="10pt" style:font-size-complex="10pt"/>
    </style:style>
    <style:style style:name="P24" style:family="paragraph" style:parent-style-name="Standard">
      <style:text-properties officeooo:paragraph-rsid="0012a64a"/>
    </style:style>
    <style:style style:name="P25" style:family="paragraph" style:parent-style-name="Standard">
      <style:text-properties fo:font-weight="normal" officeooo:rsid="001d81f2" officeooo:paragraph-rsid="001d81f2" style:font-weight-asian="normal" style:font-weight-complex="normal"/>
    </style:style>
    <style:style style:name="P26" style:family="paragraph" style:parent-style-name="Standard">
      <style:text-properties fo:font-weight="normal" officeooo:rsid="002256d8" officeooo:paragraph-rsid="002256d8" style:font-weight-asian="normal" style:font-weight-complex="normal"/>
    </style:style>
    <style:style style:name="P27" style:family="paragraph" style:parent-style-name="Standard">
      <style:text-properties fo:font-weight="normal" officeooo:rsid="00247c64" officeooo:paragraph-rsid="00247c64" style:font-weight-asian="normal" style:font-weight-complex="normal"/>
    </style:style>
    <style:style style:name="P28" style:family="paragraph" style:parent-style-name="Standard">
      <style:text-properties fo:font-weight="normal" officeooo:rsid="00416eff" officeooo:paragraph-rsid="00416eff" style:font-weight-asian="normal" style:font-weight-complex="normal"/>
    </style:style>
    <style:style style:name="P29" style:family="paragraph" style:parent-style-name="Standard">
      <style:paragraph-properties fo:text-align="center" style:justify-single-word="false" style:snap-to-layout-grid="false"/>
      <style:text-properties officeooo:rsid="0047279f" officeooo:paragraph-rsid="0047279f"/>
    </style:style>
    <style:style style:name="P30" style:family="paragraph" style:parent-style-name="Standard">
      <style:paragraph-properties fo:text-align="center" style:justify-single-word="false"/>
      <style:text-properties fo:color="#000000" style:font-name="Arial" fo:font-size="10pt" fo:font-weight="bold" officeooo:rsid="001d81f2" officeooo:paragraph-rsid="0047279f" style:font-size-asian="10pt" style:font-weight-asian="bold" style:font-weight-complex="bold"/>
    </style:style>
    <style:style style:name="P31" style:family="paragraph" style:parent-style-name="Standard">
      <style:text-properties fo:color="#000000" style:font-name="Arial" fo:font-size="10pt" fo:font-weight="normal" officeooo:rsid="001d81f2" officeooo:paragraph-rsid="001d81f2" style:font-size-asian="10pt" style:font-weight-asian="normal" style:font-weight-complex="normal"/>
    </style:style>
    <style:style style:name="P32" style:family="paragraph" style:parent-style-name="Standard">
      <style:text-properties fo:color="#000000" fo:font-size="10pt" officeooo:paragraph-rsid="004a6951" style:font-size-asian="10pt"/>
    </style:style>
    <style:style style:name="P33" style:family="paragraph" style:parent-style-name="Standard">
      <style:text-properties fo:color="#000000" fo:font-size="10pt" officeooo:paragraph-rsid="004c3f0a" style:font-size-asian="10pt"/>
    </style:style>
    <style:style style:name="P34" style:family="paragraph" style:parent-style-name="Standard">
      <style:text-properties officeooo:paragraph-rsid="004a6951"/>
    </style:style>
    <style:style style:name="P35" style:family="paragraph" style:parent-style-name="Standard">
      <style:text-properties officeooo:paragraph-rsid="004c3f0a"/>
    </style:style>
    <style:style style:name="P36" style:family="paragraph" style:parent-style-name="Standard">
      <style:paragraph-properties fo:text-align="center" style:justify-single-word="false" style:snap-to-layout-grid="false"/>
      <style:text-properties officeooo:rsid="004c3f0a" officeooo:paragraph-rsid="004c3f0a"/>
    </style:style>
    <style:style style:name="P37" style:family="paragraph" style:parent-style-name="Heading_20_1">
      <style:paragraph-properties style:snap-to-layout-grid="false"/>
      <style:text-properties fo:font-size="12pt" style:font-size-asian="12pt"/>
    </style:style>
    <style:style style:name="P38" style:family="paragraph" style:parent-style-name="Heading_20_2">
      <style:paragraph-properties style:snap-to-layout-grid="false"/>
    </style:style>
    <style:style style:name="P39" style:family="paragraph" style:parent-style-name="Heading_20_3">
      <style:paragraph-properties style:snap-to-layout-grid="false"/>
    </style:style>
    <style:style style:name="P40" style:family="paragraph" style:parent-style-name="Subtitle">
      <style:text-properties fo:font-size="20pt" style:font-size-asian="20pt" style:font-size-complex="20pt"/>
    </style:style>
    <style:style style:name="P41" style:family="paragraph" style:parent-style-name="Title">
      <style:paragraph-properties fo:break-before="page"/>
    </style:style>
    <style:style style:name="P42" style:family="paragraph" style:parent-style-name="Heading_20_5">
      <style:text-properties officeooo:paragraph-rsid="004a6951"/>
    </style:style>
    <style:style style:name="P43" style:family="paragraph" style:parent-style-name="Heading_20_5">
      <style:text-properties fo:font-weight="bold" officeooo:paragraph-rsid="004c3f0a" style:font-weight-asian="bold" style:font-weight-complex="bold"/>
    </style:style>
    <style:style style:name="P44" style:family="paragraph" style:parent-style-name="Title">
      <style:text-properties officeooo:paragraph-rsid="004a6951"/>
    </style:style>
    <style:style style:name="P45" style:family="paragraph" style:parent-style-name="Title">
      <style:text-properties officeooo:paragraph-rsid="004c3f0a"/>
    </style:style>
    <style:style style:name="P46" style:family="paragraph" style:parent-style-name="Standard" style:master-page-name="Conversion_20_1">
      <style:paragraph-properties fo:text-align="center" style:justify-single-word="false" style:page-number="auto"/>
    </style:style>
    <style:style style:name="P47" style:family="paragraph" style:parent-style-name="Standard" style:list-style-name="L1">
      <style:text-properties fo:color="#000000" style:font-name="Arial" fo:font-size="10pt" fo:font-weight="normal" officeooo:rsid="001d81f2" officeooo:paragraph-rsid="001d81f2" style:font-size-asian="10pt" style:font-weight-asian="normal" style:font-weight-complex="normal"/>
    </style:style>
    <style:style style:name="P48" style:family="paragraph" style:parent-style-name="Standard" style:list-style-name="L5">
      <style:text-properties fo:color="#000000" fo:font-size="10pt" officeooo:paragraph-rsid="004a6951" style:font-size-asian="10pt"/>
    </style:style>
    <style:style style:name="P49" style:family="paragraph" style:parent-style-name="Standard" style:list-style-name="L5">
      <style:text-properties fo:color="#000000" fo:font-size="10pt" officeooo:paragraph-rsid="004c3f0a" style:font-size-asian="10pt"/>
    </style:style>
    <style:style style:name="P50" style:family="paragraph" style:parent-style-name="Standard" style:list-style-name="L2">
      <style:text-properties fo:font-weight="normal" officeooo:rsid="001e93ec" officeooo:paragraph-rsid="001e93ec" style:font-weight-asian="normal" style:font-weight-complex="normal"/>
    </style:style>
    <style:style style:name="P51" style:family="paragraph" style:parent-style-name="Standard" style:list-style-name="L2">
      <style:text-properties fo:font-weight="normal" officeooo:rsid="001e93ec" officeooo:paragraph-rsid="0020dee6" style:font-weight-asian="normal" style:font-weight-complex="normal"/>
    </style:style>
    <style:style style:name="P52" style:family="paragraph" style:parent-style-name="Standard" style:list-style-name="L2">
      <style:text-properties fo:font-weight="normal" officeooo:rsid="001e93ec" officeooo:paragraph-rsid="0021841c" style:font-weight-asian="normal" style:font-weight-complex="normal"/>
    </style:style>
    <style:style style:name="P53" style:family="paragraph" style:parent-style-name="Standard" style:list-style-name="L2">
      <style:text-properties fo:font-weight="normal" officeooo:rsid="0021841c" officeooo:paragraph-rsid="0021841c" style:font-weight-asian="normal" style:font-weight-complex="normal"/>
    </style:style>
    <style:style style:name="P54" style:family="paragraph" style:parent-style-name="Standard" style:list-style-name="L3">
      <style:text-properties fo:font-weight="normal" officeooo:rsid="002769a8" officeooo:paragraph-rsid="002769a8" style:font-weight-asian="normal" style:font-weight-complex="normal"/>
    </style:style>
    <style:style style:name="P55" style:family="paragraph" style:parent-style-name="Standard" style:list-style-name="L3">
      <style:text-properties fo:font-weight="normal" officeooo:rsid="0029d7ed" officeooo:paragraph-rsid="0029d7ed" style:font-weight-asian="normal" style:font-weight-complex="normal"/>
    </style:style>
    <style:style style:name="P56" style:family="paragraph" style:parent-style-name="Standard" style:list-style-name="L4">
      <style:text-properties fo:font-weight="normal" officeooo:rsid="002d4dfd" officeooo:paragraph-rsid="002d4dfd" style:font-weight-asian="normal" style:font-weight-complex="normal"/>
    </style:style>
    <style:style style:name="P57" style:family="paragraph" style:parent-style-name="Standard" style:list-style-name="L4">
      <style:text-properties fo:font-weight="normal" officeooo:rsid="002f2448" officeooo:paragraph-rsid="002f2448" style:font-weight-asian="normal" style:font-weight-complex="normal"/>
    </style:style>
    <style:style style:name="P58" style:family="paragraph" style:parent-style-name="Standard" style:list-style-name="L4">
      <style:text-properties fo:font-weight="normal" officeooo:rsid="00332dc7" officeooo:paragraph-rsid="00332dc7" style:font-weight-asian="normal" style:font-weight-complex="normal"/>
    </style:style>
    <style:style style:name="P59" style:family="paragraph" style:parent-style-name="Standard" style:list-style-name="L4">
      <style:text-properties fo:font-weight="normal" officeooo:rsid="0037f02f" officeooo:paragraph-rsid="00383344" style:font-weight-asian="normal" style:font-weight-complex="normal"/>
    </style:style>
    <style:style style:name="P60" style:family="paragraph" style:parent-style-name="Standard" style:list-style-name="L4">
      <style:text-properties fo:font-weight="normal" officeooo:rsid="003b3152" officeooo:paragraph-rsid="003b3152" style:font-weight-asian="normal" style:font-weight-complex="normal"/>
    </style:style>
    <style:style style:name="P61" style:family="paragraph" style:parent-style-name="Standard" style:list-style-name="L4">
      <style:text-properties fo:font-weight="normal" officeooo:rsid="003b46e9" officeooo:paragraph-rsid="003b46e9" style:font-weight-asian="normal" style:font-weight-complex="normal"/>
    </style:style>
    <style:style style:name="P62" style:family="paragraph" style:parent-style-name="Standard" style:list-style-name="L3">
      <style:text-properties officeooo:rsid="002b786a" officeooo:paragraph-rsid="002b786a"/>
    </style:style>
    <style:style style:name="P63" style:family="paragraph" style:parent-style-name="Standard" style:list-style-name="L3">
      <style:text-properties officeooo:rsid="002cf21b" officeooo:paragraph-rsid="002cf21b"/>
    </style:style>
    <style:style style:name="P64" style:family="paragraph" style:parent-style-name="Standard" style:list-style-name="L6">
      <style:text-properties officeooo:paragraph-rsid="004a6951"/>
    </style:style>
    <style:style style:name="P65" style:family="paragraph" style:parent-style-name="Standard" style:list-style-name="L6">
      <style:text-properties officeooo:paragraph-rsid="004bda2c"/>
    </style:style>
    <style:style style:name="P66" style:family="paragraph" style:parent-style-name="Standard" style:list-style-name="L6">
      <style:text-properties officeooo:rsid="004b5217" officeooo:paragraph-rsid="004b5217"/>
    </style:style>
    <style:style style:name="P67" style:family="paragraph" style:parent-style-name="Standard" style:list-style-name="L9">
      <style:text-properties officeooo:rsid="004b5217" officeooo:paragraph-rsid="004c3f0a"/>
    </style:style>
    <style:style style:name="P68" style:family="paragraph" style:parent-style-name="Standard" style:list-style-name="L7">
      <style:text-properties officeooo:paragraph-rsid="004a6951"/>
    </style:style>
    <style:style style:name="P69" style:family="paragraph" style:parent-style-name="Standard" style:list-style-name="L7">
      <style:text-properties officeooo:paragraph-rsid="004ec13c"/>
    </style:style>
    <style:style style:name="P70" style:family="paragraph" style:parent-style-name="Standard" style:list-style-name="L8">
      <style:text-properties officeooo:paragraph-rsid="004a6951"/>
    </style:style>
    <style:style style:name="P71" style:family="paragraph" style:parent-style-name="Standard" style:list-style-name="L9">
      <style:text-properties officeooo:paragraph-rsid="004c3f0a"/>
    </style:style>
    <style:style style:name="P72" style:family="paragraph" style:parent-style-name="Standard" style:list-style-name="L9">
      <style:text-properties officeooo:paragraph-rsid="004c56f5"/>
    </style:style>
    <style:style style:name="P73" style:family="paragraph" style:parent-style-name="Standard" style:list-style-name="L9">
      <style:text-properties officeooo:paragraph-rsid="004e2d47"/>
    </style:style>
    <style:style style:name="P74" style:family="paragraph" style:parent-style-name="Standard">
      <style:text-properties officeooo:paragraph-rsid="004e2d47"/>
    </style:style>
    <style:style style:name="P75" style:family="paragraph" style:parent-style-name="Standard">
      <style:text-properties officeooo:paragraph-rsid="004ec13c"/>
    </style:style>
    <style:style style:name="P76" style:family="paragraph" style:parent-style-name="Standard">
      <style:text-properties fo:font-weight="bold" officeooo:paragraph-rsid="004ec13c" style:font-weight-asian="bold" style:font-weight-complex="bold"/>
    </style:style>
    <style:style style:name="P77" style:family="paragraph" style:parent-style-name="Standard">
      <style:paragraph-properties style:text-autospace="none"/>
      <style:text-properties fo:font-size="10pt" officeooo:paragraph-rsid="004ec13c" style:font-size-asian="10pt" style:font-size-complex="10pt"/>
    </style:style>
    <style:style style:name="P78" style:family="paragraph" style:parent-style-name="Standard" style:list-style-name="L10">
      <style:text-properties officeooo:paragraph-rsid="004ec13c"/>
    </style:style>
    <style:style style:name="P79" style:family="paragraph" style:parent-style-name="Heading_20_5">
      <style:text-properties officeooo:paragraph-rsid="004ec13c"/>
    </style:style>
    <style:style style:name="P80" style:family="paragraph" style:parent-style-name="Title" style:master-page-name="Standard">
      <style:paragraph-properties style:page-number="auto"/>
      <style:text-properties fo:font-size="20pt" style:font-size-asian="20pt" style:font-size-complex="20pt"/>
    </style:style>
    <style:style style:name="P81" style:family="paragraph" style:parent-style-name="Title" style:master-page-name="Conversion_20_2">
      <style:paragraph-properties style:page-number="auto"/>
    </style:style>
    <style:style style:name="P82" style:family="paragraph" style:parent-style-name="Title" style:master-page-name="Conversion_20_3">
      <style:paragraph-properties style:page-number="auto" fo:break-before="page"/>
      <style:text-properties officeooo:paragraph-rsid="004a6951"/>
    </style:style>
    <style:style style:name="P83" style:family="paragraph" style:parent-style-name="Title" style:master-page-name="MP4">
      <style:paragraph-properties style:page-number="auto" fo:break-before="page"/>
      <style:text-properties officeooo:paragraph-rsid="004a6951"/>
    </style:style>
    <style:style style:name="P84" style:family="paragraph" style:parent-style-name="Title" style:master-page-name="Conversion_20_5">
      <style:paragraph-properties style:page-number="auto" fo:break-before="page"/>
      <style:text-properties officeooo:paragraph-rsid="004c3f0a"/>
    </style:style>
    <style:style style:name="P85" style:family="paragraph" style:parent-style-name="Title">
      <style:text-properties officeooo:paragraph-rsid="004ec13c"/>
    </style:style>
    <style:style style:name="P86" style:family="paragraph" style:parent-style-name="Title" style:master-page-name="MP4">
      <style:paragraph-properties style:page-number="auto" fo:break-before="page"/>
      <style:text-properties officeooo:paragraph-rsid="004ec13c"/>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29d7ed" style:font-weight-asian="normal" style:font-weight-complex="normal"/>
    </style:style>
    <style:style style:name="T4" style:family="text">
      <style:text-properties fo:font-weight="normal" officeooo:rsid="002cf21b" style:font-weight-asian="normal" style:font-weight-complex="normal"/>
    </style:style>
    <style:style style:name="T5" style:family="text">
      <style:text-properties fo:font-weight="normal" officeooo:rsid="002d381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3c3aa" style:font-weight-asian="bold" style:font-weight-complex="bold"/>
    </style:style>
    <style:style style:name="T8" style:family="text">
      <style:text-properties fo:font-weight="bold" officeooo:rsid="003a78d9" style:font-weight-asian="bold" style:font-weight-complex="bold"/>
    </style:style>
    <style:style style:name="T9" style:family="text">
      <style:text-properties fo:font-weight="bold" officeooo:rsid="003e70c4" style:font-weight-asian="bold" style:font-weight-complex="bold"/>
    </style:style>
    <style:style style:name="T10" style:family="text">
      <style:text-properties fo:language="en" fo:country="GB"/>
    </style:style>
    <style:style style:name="T11" style:family="text">
      <style:text-properties style:text-position="super 58%" style:font-name="Times" fo:language="en" fo:country="GB"/>
    </style:style>
    <style:style style:name="T12" style:family="text">
      <style:text-properties fo:font-style="normal" style:font-style-asian="normal" style:font-style-complex="normal"/>
    </style:style>
    <style:style style:name="T13" style:family="text">
      <style:text-properties officeooo:rsid="00124237"/>
    </style:style>
    <style:style style:name="T14" style:family="text">
      <style:text-properties fo:color="#000000" style:font-name="Arial" fo:font-size="10pt" style:font-size-asian="10pt"/>
    </style:style>
    <style:style style:name="T15" style:family="text">
      <style:text-properties fo:color="#000000" style:font-name="Arial" fo:font-size="10pt" officeooo:rsid="001d81f2" style:font-size-asian="10pt"/>
    </style:style>
    <style:style style:name="T16" style:family="text">
      <style:text-properties fo:color="#000000" style:font-name="Arial" fo:font-size="10pt" officeooo:rsid="001fc6c1" style:font-size-asian="10pt"/>
    </style:style>
    <style:style style:name="T17" style:family="text">
      <style:text-properties fo:color="#000000" style:font-name="Arial" fo:font-size="10pt" officeooo:rsid="00261d38" style:font-size-asian="10pt"/>
    </style:style>
    <style:style style:name="T18" style:family="text">
      <style:text-properties fo:color="#000000" style:font-name="Arial" fo:font-size="10pt" officeooo:rsid="004c3f0a" style:font-size-asian="10pt"/>
    </style:style>
    <style:style style:name="T19" style:family="text">
      <style:text-properties fo:color="#000000" style:font-name="Arial" fo:font-size="10pt" fo:font-weight="bold" officeooo:rsid="001d81f2" style:font-size-asian="10pt" style:font-weight-asian="bold" style:font-weight-complex="bold"/>
    </style:style>
    <style:style style:name="T20" style:family="text">
      <style:text-properties fo:color="#000000" fo:font-size="10pt" fo:font-weight="bold" style:font-size-asian="10pt" style:font-weight-asian="bold" style:font-weight-complex="bold"/>
    </style:style>
    <style:style style:name="T21" style:family="text">
      <style:text-properties fo:color="#000000" fo:font-size="10pt" fo:font-weight="bold" officeooo:rsid="004c3f0a" style:font-size-asian="10pt" style:font-weight-asian="bold" style:font-weight-complex="bold"/>
    </style:style>
    <style:style style:name="T22" style:family="text">
      <style:text-properties fo:color="#000000" fo:font-size="10pt" fo:font-weight="bold" officeooo:rsid="004ec13c" style:font-size-asian="10pt" style:font-weight-asian="bold" style:font-weight-complex="bold"/>
    </style:style>
    <style:style style:name="T23" style:family="text">
      <style:text-properties fo:color="#000000" fo:font-size="10pt" style:font-size-asian="10pt"/>
    </style:style>
    <style:style style:name="T24" style:family="text">
      <style:text-properties fo:color="#000000" fo:font-size="10pt" officeooo:rsid="004a6951" style:font-size-asian="10pt"/>
    </style:style>
    <style:style style:name="T25" style:family="text">
      <style:text-properties fo:color="#000000" fo:font-size="10pt" officeooo:rsid="004c3f0a" style:font-size-asian="10pt"/>
    </style:style>
    <style:style style:name="T26" style:family="text">
      <style:text-properties fo:color="#000000" fo:font-size="10pt" officeooo:rsid="004c56f5" style:font-size-asian="10pt"/>
    </style:style>
    <style:style style:name="T27" style:family="text">
      <style:text-properties fo:color="#000000" style:font-name="Arial2" fo:font-size="10pt" style:font-size-asian="10pt"/>
    </style:style>
    <style:style style:name="T28" style:family="text">
      <style:text-properties fo:color="#000000" style:font-name="Arial2" fo:font-size="10pt" officeooo:rsid="004e2d47" style:font-size-asian="10pt"/>
    </style:style>
    <style:style style:name="T29" style:family="text">
      <style:text-properties officeooo:rsid="001ad7df"/>
    </style:style>
    <style:style style:name="T30" style:family="text">
      <style:text-properties officeooo:rsid="001b2838"/>
    </style:style>
    <style:style style:name="T31" style:family="text">
      <style:text-properties officeooo:rsid="0020dee6"/>
    </style:style>
    <style:style style:name="T32" style:family="text">
      <style:text-properties officeooo:rsid="0021841c"/>
    </style:style>
    <style:style style:name="T33" style:family="text">
      <style:text-properties officeooo:rsid="002187b4"/>
    </style:style>
    <style:style style:name="T34" style:family="text">
      <style:text-properties officeooo:rsid="00231878"/>
    </style:style>
    <style:style style:name="T35" style:family="text">
      <style:text-properties officeooo:rsid="00258196"/>
    </style:style>
    <style:style style:name="T36" style:family="text">
      <style:text-properties officeooo:rsid="002843ba"/>
    </style:style>
    <style:style style:name="T37" style:family="text">
      <style:text-properties officeooo:rsid="00362795"/>
    </style:style>
    <style:style style:name="T38" style:family="text">
      <style:text-properties officeooo:rsid="0038c7b6"/>
    </style:style>
    <style:style style:name="T39" style:family="text">
      <style:text-properties officeooo:rsid="0042cdbe"/>
    </style:style>
    <style:style style:name="T40" style:family="text">
      <style:text-properties officeooo:rsid="004a6951"/>
    </style:style>
    <style:style style:name="T41" style:family="text">
      <style:text-properties officeooo:rsid="004c3f0a"/>
    </style:style>
    <style:style style:name="T42" style:family="text">
      <style:text-properties officeooo:rsid="004c56f5"/>
    </style:style>
    <style:style style:name="T43" style:family="text">
      <style:text-properties officeooo:rsid="004ec13c"/>
    </style:style>
    <style:style style:name="T44" style:family="text">
      <style:text-properties officeooo:rsid="004ef415"/>
    </style:style>
    <style:style style:name="fr1" style:family="graphic" style:parent-style-name="Frame">
      <style:graphic-properties fo:margin-left="0cm" fo:margin-right="0cm" style:wrap="none" style:vertical-pos="top" style:vertical-rel="baseline" style:horizontal-pos="center" style:horizontal-rel="paragraph-content"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INF112 - Dossier de validation prévisionnel</text:p>
      <text:p text:style-name="P40"/>
      <text:p text:style-name="Heading_20_2"><text:span text:style-name="T12">Avertissement</text:span> :</text:p>
      <text:p text:style-name="Text_20_body"><text:s/>Cette fiche est similaire à celle qui sera utilisée lors de la recette finale de façon à ce que vous puissiez vous préparer aussi complètement que possible à cette opération. Pour le moment (BE2), vous ne renseignerez ici que la description des scénarios de tests.</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37">Identification du logiciel à valider</text:p>
          </table:table-cell>
          <table:covered-table-cell/>
          <table:covered-table-cell/>
          <table:covered-table-cell/>
        </table:table-row>
        <table:table-row table:style-name="Tableau1.2">
          <table:table-cell table:style-name="Tableau1.A2" table:number-columns-spanned="3" office:value-type="string">
            <text:p text:style-name="P7">Nom du logiciel :<text:span text:style-name="T13">ToutAvis</text:span></text:p>
            <text:p text:style-name="Standard"/>
          </table:table-cell>
          <table:covered-table-cell/>
          <table:covered-table-cell/>
          <table:table-cell table:style-name="Tableau1.D3" office:value-type="string">
            <text:p text:style-name="P8">Nom des Auteurs : <text:span text:style-name="T13">CHOVELON, TIRON</text:span></text:p>
            <text:p text:style-name="Standard"/>
            <text:p text:style-name="Standard"/>
          </table:table-cell>
        </table:table-row>
        <table:table-row table:style-name="Tableau1.3">
          <table:table-cell table:style-name="Tableau1.A3" office:value-type="string">
            <text:p text:style-name="P7">Taille (nb de pages ou de lignes) :</text:p>
          </table:table-cell>
          <table:table-cell table:style-name="Tableau1.B3" table:number-columns-spanned="2" office:value-type="string">
            <text:p text:style-name="P7"/>
          </table:table-cell>
          <table:covered-table-cell/>
          <table:table-cell table:style-name="Tableau1.D3" office:value-type="string">
            <text:p text:style-name="P7">Date de dernière mise à jour : <text:span text:style-name="T13">17/04/2015</text:span></text:p>
          </table:table-cell>
        </table:table-row>
        <table:table-row table:style-name="Tableau1.1">
          <table:table-cell table:style-name="Tableau1.A4" table:number-columns-spanned="4" office:value-type="string">
            <text:p text:style-name="P38">Identification des <text:s/>valideurs</text:p>
          </table:table-cell>
          <table:covered-table-cell/>
          <table:covered-table-cell/>
          <table:covered-table-cell/>
        </table:table-row>
        <table:table-row table:style-name="Tableau1.5">
          <table:table-cell table:style-name="Tableau1.A5" table:number-columns-spanned="2" office:value-type="string">
            <text:p text:style-name="P7">Nom des <text:s/>valideurs :</text:p>
            <text:p text:style-name="Standard"/>
            <text:p text:style-name="Standard"/>
            <text:p text:style-name="Standard"/>
            <text:p text:style-name="Standard"/>
          </table:table-cell>
          <table:covered-table-cell/>
          <table:table-cell table:number-columns-spanned="2">
            <table:table table:is-sub-table="true">
              <table:table-column table:style-name="Tableau1.C5.1"/>
              <table:table-column table:style-name="Tableau1.C5.2"/>
              <table:table-row table:style-name="Tableau1.C5.1">
                <table:table-cell table:style-name="Tableau1.C5.1.2" office:value-type="string">
                  <text:p text:style-name="P5">Date de validation</text:p>
                </table:table-cell>
                <table:table-cell table:style-name="Tableau1.C5.2.2" office:value-type="string">
                  <text:p text:style-name="P5">Effort (heures)</text:p>
                </table:table-cell>
              </table:table-row>
              <table:table-row table:style-name="Tableau1.C5.2">
                <table:table-cell table:style-name="Tableau1.C5.1.2" office:value-type="string">
                  <text:p text:style-name="P5"/>
                </table:table-cell>
                <table:table-cell table:style-name="Tableau1.C5.2.2" office:value-type="string">
                  <text:p text:style-name="P5"/>
                </table:table-cell>
              </table:table-row>
            </table:table>
          </table:table-cell>
          <table:covered-table-cell/>
        </table:table-row>
        <table:table-row table:style-name="Tableau1.6">
          <table:table-cell table:style-name="Tableau1.A6" table:number-columns-spanned="4" office:value-type="string">
            <text:p text:style-name="P7"><text:span text:style-name="T6">Fonctionnalités à tester</text:span> :</text:p>
            <text:p text:style-name="P7"/>
            <text:p text:style-name="P7"/>
            <text:p text:style-name="Standard"/>
            <text:p text:style-name="Standard"/>
            <text:p text:style-name="Standard"/>
            <text:p text:style-name="Standard"/>
            <text:p text:style-name="Standard"><text:span text:style-name="T6">Critère (s) de validation</text:span><text:span text:style-name="T6"><text:note text:id="ftn1" text:note-class="footnote"><text:note-citation>1</text:note-citation><text:note-body><text:p text:style-name="Footnote"><text:s/>Ces critères peuvent comprendre : le nb de tests passés ( / nb de tests prévus), le nb de tests OK/NonOK, le nb d’anomalies majeures, le nb d’anomalies mineures ….</text:p></text:note-body></text:note></text:span> :</text:p>
            <text:p text:style-name="Standard"/>
            <text:p text:style-name="Standard"/>
            <text:p text:style-name="Standard"/>
            <text:p text:style-name="Standard"/>
            <text:p text:style-name="Standard"/>
            <text:p text:style-name="P9">Bilan général de validation :</text:p>
            <text:p text:style-name="Standard"/>
            <text:p text:style-name="Standard"><draw:frame draw:style-name="fr1" draw:name="Cadre1" text:anchor-type="as-char" svg:width="15.998cm" draw:z-index="0"><draw:text-box fo:min-height="0.041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G"/><table:table-row table:style-name="Tableau2.1"><table:table-cell table:style-name="Tableau2.A1" office:value-type="string"><text:p text:style-name="P7">Nb tests prévus</text:p></table:table-cell><table:table-cell table:style-name="Tableau2.A1" office:value-type="string"><text:p text:style-name="P7">Tests passés</text:p></table:table-cell><table:table-cell table:style-name="Tableau2.A1" office:value-type="string"><text:p text:style-name="P7"><text:span text:style-name="T10">Tests OK</text:span><text:span text:style-name="T11">2</text:span></text:p></table:table-cell><table:table-cell table:style-name="Tableau2.A1" office:value-type="string"><text:p text:style-name="P20">Tests NOK</text:p></table:table-cell><table:table-cell table:style-name="Tableau2.A1" office:value-type="string"><text:p text:style-name="P7">Tests NS</text:p></table:table-cell><table:table-cell table:style-name="Tableau2.A1" office:value-type="string"><text:p text:style-name="P7">Anomalies</text:p><text:p text:style-name="Standard">majeures </text:p></table:table-cell><table:table-cell table:style-name="Tableau2.G1" office:value-type="string"><text:p text:style-name="P7">Anomalies </text:p><text:p text:style-name="Standard">mineures</text:p></table:table-cell></table:table-row><table:table-row table:style-name="Tableau2.1"><table:table-cell table:style-name="Tableau2.A2" office:value-type="string"><text:p text:style-name="P7"/><text:p text:style-name="Standard"/></table:table-cell><table:table-cell table:style-name="Tableau2.A2" office:value-type="string"><text:p text:style-name="P7"/></table:table-cell><table:table-cell table:style-name="Tableau2.A2" office:value-type="string"><text:p text:style-name="P7"/></table:table-cell><table:table-cell table:style-name="Tableau2.A2" office:value-type="string"><text:p text:style-name="P7"/></table:table-cell><table:table-cell table:style-name="Tableau2.A2" office:value-type="string"><text:p text:style-name="P7"/></table:table-cell><table:table-cell table:style-name="Tableau2.A2" office:value-type="string"><text:p text:style-name="P7"/></table:table-cell><table:table-cell table:style-name="Tableau2.G2" office:value-type="string"><text:p text:style-name="P7"/></table:table-cell></table:table-row></table:table></draw:text-box></draw:frame></text:p>
            <text:p text:style-name="Standard"/>
            <text:p text:style-name="Standard"/>
            <text:p text:style-name="Standard"/>
          </table:table-cell>
          <table:covered-table-cell/>
          <table:covered-table-cell/>
          <table:covered-table-cell/>
        </table:table-row>
      </table:table>
      <text:p text:style-name="P46"/>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39">Synthèse des tests</text:p>
          </table:table-cell>
          <table:covered-table-cell/>
          <table:covered-table-cell/>
          <table:covered-table-cell/>
        </table:table-row>
        <table:table-row table:style-name="Tableau3.2">
          <table:table-cell table:style-name="Tableau3.A8" office:value-type="string">
            <text:p text:style-name="P10">No</text:p>
          </table:table-cell>
          <table:table-cell table:style-name="Tableau3.B2" office:value-type="string">
            <text:p text:style-name="P10">Identification du test</text:p>
          </table:table-cell>
          <table:table-cell table:style-name="Tableau3.C2" office:value-type="string">
            <text:p text:style-name="P5"><text:span text:style-name="T6">Résultat</text:span><text:span text:style-name="T6"><text:note text:id="ftn2" text:note-class="footnote"><text:note-citation>2</text:note-citation><text:note-body><text:p text:style-name="Footnote"><text:s/>OK : le résultat du test correspond à ce qui était attendu</text:p><text:p text:style-name="Footnote">NOK : <text:s/>le résultat du test ne correspond pas à ce qui était attendu</text:p><text:p text:style-name="Footnote">NS : test non significatif (ne permet pas de conclure sur la validité ou non du résultat)</text:p><text:p text:style-name="Footnote"/></text:note-body></text:note></text:span></text:p>
          </table:table-cell>
          <table:table-cell table:style-name="Tableau3.D8" office:value-type="string">
            <text:p text:style-name="P13"/>
            <text:p text:style-name="Standard"><text:span text:style-name="T6">Gravité de l’anomalie </text:span><text:span text:style-name="T6"><text:note text:id="ftn3" text:note-class="footnote"><text:note-citation>3</text:note-citation><text:note-body><text:p text:style-name="Footnote"><text:s/>Majeure / mineure</text:p></text:note-body></text:note></text:span></text:p>
          </table:table-cell>
        </table:table-row>
        <table:table-row table:style-name="Tableau3.3">
          <table:table-cell table:style-name="Tableau3.A8" office:value-type="string">
            <text:p text:style-name="P29">1</text:p>
          </table:table-cell>
          <table:table-cell table:style-name="Tableau3.B8" office:value-type="string">
            <text:p text:style-name="P5"/>
            <text:p text:style-name="P4"/>
            <text:p text:style-name="P17">Éprouver la méthode addMember sur les cas d'anomalie</text:p>
            <text:p text:style-name="P4"/>
          </table:table-cell>
          <table:table-cell table:style-name="Tableau3.C8" office:value-type="string">
            <text:p text:style-name="P5"/>
          </table:table-cell>
          <table:table-cell table:style-name="Tableau3.D8" office:value-type="string">
            <text:p text:style-name="P5"/>
          </table:table-cell>
        </table:table-row>
        <table:table-row table:style-name="Tableau3.3">
          <table:table-cell table:style-name="Tableau3.A8" office:value-type="string">
            <text:p text:style-name="P29">2</text:p>
          </table:table-cell>
          <table:table-cell table:style-name="Tableau3.B8" office:value-type="string">
            <text:p text:style-name="P5"/>
            <text:p text:style-name="P4"/>
            <text:p text:style-name="P17">Éprouver la méthode addMember sur les cas de fonctionnement standard</text:p>
            <text:p text:style-name="P4"/>
            <text:p text:style-name="P4"/>
          </table:table-cell>
          <table:table-cell table:style-name="Tableau3.C8" office:value-type="string">
            <text:p text:style-name="P5"/>
          </table:table-cell>
          <table:table-cell table:style-name="Tableau3.D8" office:value-type="string">
            <text:p text:style-name="P5"/>
          </table:table-cell>
        </table:table-row>
        <table:table-row table:style-name="Tableau3.5">
          <table:table-cell table:style-name="Tableau3.A8" office:value-type="string">
            <text:p text:style-name="P29">3</text:p>
          </table:table-cell>
          <table:table-cell table:style-name="Tableau3.B8" office:value-type="string">
            <text:p text:style-name="P5"/>
            <text:p text:style-name="P30">éprouver la méthode addItemFilm sur des cas d'anomalie.</text:p>
            <text:p text:style-name="P4"/>
            <text:p text:style-name="P4"/>
            <text:p text:style-name="P4"/>
          </table:table-cell>
          <table:table-cell table:style-name="Tableau3.C8" office:value-type="string">
            <text:p text:style-name="P5"/>
          </table:table-cell>
          <table:table-cell table:style-name="Tableau3.D8" office:value-type="string">
            <text:p text:style-name="P5"/>
          </table:table-cell>
        </table:table-row>
        <table:table-row table:style-name="Tableau3.6">
          <table:table-cell table:style-name="Tableau3.A8" office:value-type="string">
            <text:p text:style-name="P29">4</text:p>
          </table:table-cell>
          <table:table-cell table:style-name="Tableau3.B8" office:value-type="string">
            <text:p text:style-name="P5"/>
            <text:p text:style-name="P4"/>
            <text:p text:style-name="P11"><text:span text:style-name="T15">éprouver la méthode addItemFilm sur des c</text:span><text:span text:style-name="T17">as de fonctionnement standard.</text:span></text:p>
            <text:p text:style-name="P4"/>
            <text:p text:style-name="P4"/>
          </table:table-cell>
          <table:table-cell table:style-name="Tableau3.C8" office:value-type="string">
            <text:p text:style-name="P5"/>
          </table:table-cell>
          <table:table-cell table:style-name="Tableau3.D8" office:value-type="string">
            <text:p text:style-name="P5"/>
          </table:table-cell>
        </table:table-row>
        <table:table-row table:style-name="Tableau3.7">
          <table:table-cell table:style-name="Tableau3.A8" office:value-type="string">
            <text:p text:style-name="P36">5</text:p>
          </table:table-cell>
          <table:table-cell table:style-name="Tableau3.B8" office:value-type="string">
            <text:p text:style-name="P12"/>
            <text:p text:style-name="P12"/>
            <text:p text:style-name="P12"/>
            <text:p text:style-name="P12"><text:span text:style-name="T15">éprouver la méthode </text:span><text:span text:style-name="T18">reviewOpinion </text:span><text:span text:style-name="T15">sur des c</text:span><text:span text:style-name="T17">as de fonctionnement standard.</text:span></text:p>
            <text:p text:style-name="P6"/>
          </table:table-cell>
          <table:table-cell table:style-name="Tableau3.C8" office:value-type="string">
            <text:p text:style-name="P5"/>
          </table:table-cell>
          <table:table-cell table:style-name="Tableau3.D8" office:value-type="string">
            <text:p text:style-name="P5"/>
          </table:table-cell>
        </table:table-row>
        <table:table-row table:style-name="Tableau3.7">
          <table:table-cell table:style-name="Tableau3.A8" office:value-type="string">
            <text:p text:style-name="P5"/>
          </table:table-cell>
          <table:table-cell table:style-name="Tableau3.B8" office:value-type="string">
            <text:p text:style-name="P5"/>
          </table:table-cell>
          <table:table-cell table:style-name="Tableau3.C8" office:value-type="string">
            <text:p text:style-name="P5"/>
          </table:table-cell>
          <table:table-cell table:style-name="Tableau3.D8" office:value-type="string">
            <text:p text:style-name="P5"/>
          </table:table-cell>
        </table:table-row>
      </table:table>
      <text:p text:style-name="P4"/>
      <text:p text:style-name="P4"/>
      <table:table table:name="Tableau4" table:style-name="Tableau4">
        <table:table-column table:style-name="Tableau4.A"/>
        <table:table-column table:style-name="Tableau4.B"/>
        <table:table-column table:style-name="Tableau4.C"/>
        <table:table-column table:style-name="Tableau4.D"/>
        <text:soft-page-break/>
        <table:table-row table:style-name="Tableau4.1">
          <table:table-cell table:style-name="Tableau4.A1" table:number-columns-spanned="4" office:value-type="string">
            <text:p text:style-name="P39">Synthèse des tests</text:p>
          </table:table-cell>
          <table:covered-table-cell/>
          <table:covered-table-cell/>
          <table:covered-table-cell/>
        </table:table-row>
        <table:table-row table:style-name="Tableau4.2">
          <table:table-cell table:style-name="Tableau4.A8" office:value-type="string">
            <text:p text:style-name="P10">No</text:p>
          </table:table-cell>
          <table:table-cell table:style-name="Tableau4.B2" office:value-type="string">
            <text:p text:style-name="P10">Identification du test</text:p>
          </table:table-cell>
          <table:table-cell table:style-name="Tableau4.C2" office:value-type="string">
            <text:p text:style-name="P5"><text:span text:style-name="T6">Résultat</text:span><text:span text:style-name="T6"><text:note text:id="ftn4" text:note-class="footnote"><text:note-citation>4</text:note-citation><text:note-body><text:p text:style-name="Footnote"><text:s/>OK : le résultat du test correspond à ce qui était attendu</text:p><text:p text:style-name="Footnote">NOK : <text:s/>le résultat du test ne correspond pas à ce qui était attendu</text:p><text:p text:style-name="Footnote">NS : test non significatif</text:p><text:p text:style-name="Footnote"/></text:note-body></text:note></text:span></text:p>
          </table:table-cell>
          <table:table-cell table:style-name="Tableau4.D8" office:value-type="string">
            <text:p text:style-name="P13"/>
            <text:p text:style-name="Standard"><text:span text:style-name="T6">Gravité de l’anomalie </text:span><text:span text:style-name="T6"><text:note text:id="ftn5" text:note-class="footnote"><text:note-citation>5</text:note-citation><text:note-body><text:p text:style-name="Footnote"><text:s/>Majeure / mineure</text:p></text:note-body></text:note></text:span></text:p>
          </table:table-cell>
        </table:table-row>
        <table:table-row table:style-name="Tableau4.3">
          <table:table-cell table:style-name="Tableau4.A8" office:value-type="string">
            <text:p text:style-name="P5"/>
          </table:table-cell>
          <table:table-cell table:style-name="Tableau4.B8" office:value-type="string">
            <text:p text:style-name="P5"/>
            <text:p text:style-name="P4"/>
            <text:p text:style-name="P4"/>
            <text:p text:style-name="P4"/>
            <text:p text:style-name="P4"/>
          </table:table-cell>
          <table:table-cell table:style-name="Tableau4.C8" office:value-type="string">
            <text:p text:style-name="P5"/>
          </table:table-cell>
          <table:table-cell table:style-name="Tableau4.D8" office:value-type="string">
            <text:p text:style-name="P5"/>
          </table:table-cell>
        </table:table-row>
        <table:table-row table:style-name="Tableau4.4">
          <table:table-cell table:style-name="Tableau4.A8" office:value-type="string">
            <text:p text:style-name="P5"/>
          </table:table-cell>
          <table:table-cell table:style-name="Tableau4.B8" office:value-type="string">
            <text:p text:style-name="P5"/>
            <text:p text:style-name="P4"/>
            <text:p text:style-name="P4"/>
            <text:p text:style-name="P4"/>
            <text:p text:style-name="P4"/>
          </table:table-cell>
          <table:table-cell table:style-name="Tableau4.C8" office:value-type="string">
            <text:p text:style-name="P5"/>
          </table:table-cell>
          <table:table-cell table:style-name="Tableau4.D8" office:value-type="string">
            <text:p text:style-name="P5"/>
          </table:table-cell>
        </table:table-row>
        <table:table-row table:style-name="Tableau4.5">
          <table:table-cell table:style-name="Tableau4.A8" office:value-type="string">
            <text:p text:style-name="P5"/>
          </table:table-cell>
          <table:table-cell table:style-name="Tableau4.B8" office:value-type="string">
            <text:p text:style-name="P5"/>
            <text:p text:style-name="P4"/>
            <text:p text:style-name="P4"/>
            <text:p text:style-name="P4"/>
            <text:p text:style-name="P4"/>
          </table:table-cell>
          <table:table-cell table:style-name="Tableau4.C8" office:value-type="string">
            <text:p text:style-name="P5"/>
          </table:table-cell>
          <table:table-cell table:style-name="Tableau4.D8" office:value-type="string">
            <text:p text:style-name="P5"/>
          </table:table-cell>
        </table:table-row>
        <table:table-row table:style-name="Tableau4.4">
          <table:table-cell table:style-name="Tableau4.A8" office:value-type="string">
            <text:p text:style-name="P5"/>
          </table:table-cell>
          <table:table-cell table:style-name="Tableau4.B8" office:value-type="string">
            <text:p text:style-name="P5"/>
            <text:p text:style-name="P4"/>
            <text:p text:style-name="P4"/>
            <text:p text:style-name="P4"/>
            <text:p text:style-name="P4"/>
          </table:table-cell>
          <table:table-cell table:style-name="Tableau4.C8" office:value-type="string">
            <text:p text:style-name="P5"/>
          </table:table-cell>
          <table:table-cell table:style-name="Tableau4.D8" office:value-type="string">
            <text:p text:style-name="P5"/>
          </table:table-cell>
        </table:table-row>
        <table:table-row table:style-name="Tableau4.7">
          <table:table-cell table:style-name="Tableau4.A8" office:value-type="string">
            <text:p text:style-name="P5"/>
          </table:table-cell>
          <table:table-cell table:style-name="Tableau4.B8" office:value-type="string">
            <text:p text:style-name="P5"/>
          </table:table-cell>
          <table:table-cell table:style-name="Tableau4.C8" office:value-type="string">
            <text:p text:style-name="P5"/>
          </table:table-cell>
          <table:table-cell table:style-name="Tableau4.D8" office:value-type="string">
            <text:p text:style-name="P5"/>
          </table:table-cell>
        </table:table-row>
        <table:table-row table:style-name="Tableau4.8">
          <table:table-cell table:style-name="Tableau4.A8" office:value-type="string">
            <text:p text:style-name="P5"/>
          </table:table-cell>
          <table:table-cell table:style-name="Tableau4.B8" office:value-type="string">
            <text:p text:style-name="P5"/>
          </table:table-cell>
          <table:table-cell table:style-name="Tableau4.C8" office:value-type="string">
            <text:p text:style-name="P5"/>
          </table:table-cell>
          <table:table-cell table:style-name="Tableau4.D8" office:value-type="string">
            <text:p text:style-name="P5"/>
          </table:table-cell>
        </table:table-row>
      </table:table>
      <text:p text:style-name="P4"/>
      <text:p text:style-name="P4"/>
      <text:p text:style-name="Title"/>
      <text:p text:style-name="P41">Fiche de test N°<text:span text:style-name="T30">3</text:span> <text:s text:c="3"/></text:p>
      <text:p text:style-name="Title"/>
      <text:p text:style-name="P24"><text:span text:style-name="T6">Objectif du test : </text:span><text:span text:style-name="T19">éprouver la méthode addItemFilm sur des cas d'anomalie.</text:span></text:p>
      <text:p text:style-name="P25"><text:span text:style-name="T14">Vérification de la levée de BadEntry lors de l’utilisation de a</text:span><text:span text:style-name="T16">ddItemFilm </text:span><text:span text:style-name="T14">avec des paramètres d'entrées incorrects.</text:span></text:p>
      <text:p text:style-name="P31">Pour rappel, les 7 cas de levée de l'exception BadEntry par cette méthode sont :</text:p>
      <text:list xml:id="list7501773631195562464" text:style-name="L1">
        <text:list-item>
          <text:p text:style-name="P47">Si le pseudo n'est pas instancié ou a moins de 1 caractère autre que des espaces</text:p>
        </text:list-item>
        <text:list-item>
          <text:p text:style-name="P47">Si le password n'est pas instancié ou a moins de 4 caractères autres des leading or trailing blancks</text:p>
        </text:list-item>
        <text:list-item>
          <text:p text:style-name="P47">Si le titre n'est pas instancié, ou a moins de 1 caractère autre que des espaces</text:p>
        </text:list-item>
        <text:list-item>
          <text:p text:style-name="P47">Si le genre n'est pas instancié</text:p>
        </text:list-item>
        <text:list-item>
          <text:p text:style-name="P47">Si le réalisateur n'est pas instancié</text:p>
        </text:list-item>
        <text:list-item>
          <text:p text:style-name="P47">Si le scénariste n'est pas instancié</text:p>
        </text:list-item>
        <text:list-item>
          <text:p text:style-name="P47">Si la durée n'est pas positive</text:p>
        </text:list-item>
      </text:list>
      <text:p text:style-name="P9"/>
      <text:p text:style-name="P9"/>
      <text:p text:style-name="P9">Description (scénario) :</text:p>
      <text:list xml:id="list2546429589969322695" text:style-name="L2">
        <text:list-item>
          <text:p text:style-name="P50">Instanciation d'un Social Network</text:p>
        </text:list-item>
        <text:list-item>
          <text:p text:style-name="P51">3.1 : <text:span text:style-name="T31">Utilisation de addItemFilm avec en paramètre un pseudo non instancié</text:span></text:p>
        </text:list-item>
        <text:list-item>
          <text:p text:style-name="P52">3.2 : <text:span text:style-name="T32">Utilisation de addItemFilm avec en paramètre un pseudo avec moins de 1 caractère</text:span></text:p>
        </text:list-item>
        <text:list-item>
          <text:p text:style-name="P52">3.3 : <text:span text:style-name="T31">Utilisation de addItemFilm avec en paramètre un password pas instancié</text:span></text:p>
        </text:list-item>
        <text:list-item>
          <text:p text:style-name="P53">3.4 : <text:span text:style-name="T31">Utilisation de addItemFilm </text:span>avec en paramètre un password de moins de 4 caractères</text:p>
        </text:list-item>
        <text:list-item>
          <text:p text:style-name="P53">3.5 : <text:span text:style-name="T31">Utilisation de addItemFilm </text:span>avec en paramètre un titre non instancié</text:p>
        </text:list-item>
        <text:list-item>
          <text:p text:style-name="P53">3.6 : <text:span text:style-name="T31">Utilisation de addItemFilm </text:span>avec en paramètre un titre de moins de 1 caractère</text:p>
        </text:list-item>
        <text:list-item>
          <text:p text:style-name="P53">3.7 : <text:span text:style-name="T31">Utilisation de addItemFilm </text:span>avec en paramètre un genre non instancié</text:p>
        </text:list-item>
        <text:list-item>
          <text:p text:style-name="P53">3.8 : <text:span text:style-name="T31">Utilisation de addItemFilm </text:span>avec en paramètre un réalisateur non instancié</text:p>
        </text:list-item>
        <text:list-item>
          <text:p text:style-name="P53">3.9 : <text:span text:style-name="T31">Utilisation de addItemFilm </text:span>avec en paramètre un scénariste non instancié</text:p>
        </text:list-item>
        <text:list-item>
          <text:p text:style-name="P53">3.10 : <text:span text:style-name="T31">Utilisation de addItemFilm </text:span>avec en paramètre <text:span text:style-name="T33">une</text:span> durée <text:span text:style-name="T33">qui</text:span> n'est pas positive</text:p>
        </text:list-item>
      </text:list>
      <text:p text:style-name="P9"/>
      <text:p text:style-name="P9"><text:span text:style-name="T34">R</text:span>ésultats attendus :</text:p>
      <text:p text:style-name="P26">Dans les 10 cas d'utilisation, l'exception BadEntry doit être levée.</text:p>
      <text:p text:style-name="P27">Après la levée d'exception, le nombre d'itemFilm doit rester le même., <text:span text:style-name="T35">C'est à dire qu'aucun film ne doit être ajouté.</text:span></text:p>
      <text:p text:style-name="P9"/>
      <text:p text:style-name="P9"/>
      <text:p text:style-name="P9"/>
      <text:p text:style-name="P9">Résultats observés :</text:p>
      <text:p text:style-name="P9"/>
      <text:p text:style-name="P9"/>
      <text:p text:style-name="P21"/>
      <text:p text:style-name="P21"/>
      <text:p text:style-name="Heading_20_5">Conclusion :</text:p>
      <text:p text:style-name="P81">Fiche de test N°<text:span text:style-name="T29">4</text:span> <text:s text:c="3"/></text:p>
      <text:p text:style-name="Title"/>
      <text:p text:style-name="P15">Objectif du test : <text:span text:style-name="T15">éprouver la méthode addItemFilm sur des c</text:span><text:span text:style-name="T17">as de fonctionnement standard.</text:span></text:p>
      <text:list xml:id="list555709240113400938" text:style-name="L3">
        <text:list-item>
          <text:p text:style-name="P54">But principal : vérification de l'ajout du nouveau film après l'utilisation de addItemFilm <text:span text:style-name="T36">avec des paramètres d'entrées corrects.</text:span></text:p>
        </text:list-item>
        <text:list-item>
          <text:p text:style-name="P55">Buts secondaires : </text:p>
          <text:list>
            <text:list-item>
              <text:p text:style-name="P62"><text:span text:style-name="T3">V</text:span><text:span text:style-name="T2">érification de la levée d'exception NotMember par la méthode addItemFilm </text:span><text:span text:style-name="T4">si le pseudo n'est pas celui d'un membre ou si le pseudo et le password ne correspondent pas.</text:span></text:p>
            </text:list-item>
            <text:list-item>
              <text:p text:style-name="P63"><text:span text:style-name="T4">V</text:span><text:span text:style-name="T2">érification de la levée d'exception ItemFilmAlreadyExists par la méthode addItemFilm si un itemFilm existe déjà </text:span><text:span text:style-name="T5">avec le même titre (indifférent à la casse et aux leadings et trailings blanks)</text:span></text:p>
            </text:list-item>
          </text:list>
        </text:list-item>
      </text:list>
      <text:p text:style-name="P14"/>
      <text:p text:style-name="P9"/>
      <text:p text:style-name="P9">Description(scénario) :</text:p>
      <text:list xml:id="list5499352301415660038" text:style-name="L4">
        <text:list-item>
          <text:p text:style-name="P56">Instanciation d'un Social Network</text:p>
        </text:list-item>
        <text:list-item>
          <text:p text:style-name="P57">Instanciation d<text:span text:style-name="T37">e</text:span> <text:span text:style-name="T38">plusieurs </text:span>Member <text:span text:style-name="T38">de test, </text:span><text:span text:style-name="T9">que</text:span><text:span text:style-name="T38"> </text:span><text:span text:style-name="T6">si les tests liés à addMember </text:span><text:span text:style-name="T7">(cf. fiche</text:span><text:span text:style-name="T8">s</text:span><text:span text:style-name="T7"> de test N°1 et N°2) </text:span><text:span text:style-name="T6">ont été validés</text:span></text:p>
        </text:list-item>
        <text:list-item>
          <text:p text:style-name="P58">4.1 : <text:span text:style-name="T37">Utilisation de addItemFilm avec des paramètres d'entrées corrects</text:span></text:p>
        </text:list-item>
        <text:list-item>
          <text:p text:style-name="P59">4.2 : <text:span text:style-name="T37">Utilisation de addItemFilm avec en paramètre un pseudo qui n'est pas celui d'un membre</text:span></text:p>
        </text:list-item>
        <text:list-item>
          <text:p text:style-name="P60">4.3 : <text:span text:style-name="T37">Utilisation de addItemFilm avec en paramètre un pseudo et un password qui ne correspondent pas</text:span></text:p>
        </text:list-item>
        <text:list-item>
          <text:p text:style-name="P61">4.4 : <text:span text:style-name="T37">Utilisation de addItemFilm avec en paramètre </text:span>un titre de film déjà existant</text:p>
        </text:list-item>
      </text:list>
      <text:p text:style-name="P9"/>
      <text:p text:style-name="P9"/>
      <text:p text:style-name="P9"/>
      <text:p text:style-name="P9">Résultats attendus :</text:p>
      <text:p text:style-name="P28"><text:tab/>L'ajout d'un ItemFilm avec <text:span text:style-name="T39">des paramètres corrects ne doit pas lever d'exception. Le nombre de ItemFilm doit augmenter en conséquence. Pour les deux tests suivants, l'exception NotMember doit être levée. Enfin, pour le dernier test, l'exception ItemFilmAlreadyExists doit être levée. Le nombre de ItemFilm ne doit pas augementer dans ce cas.</text:span></text:p>
      <text:p text:style-name="P16"/>
      <text:p text:style-name="P9"/>
      <text:p text:style-name="P9"/>
      <text:p text:style-name="P9">Résultats observés :</text:p>
      <text:p text:style-name="P9"/>
      <text:p text:style-name="P9"/>
      <text:p text:style-name="P9"/>
      <text:p text:style-name="P9"/>
      <text:p text:style-name="P21"/>
      <text:p text:style-name="P21"/>
      <text:p text:style-name="Heading_20_5">Conclusion :</text:p>
      <text:p text:style-name="P82">Fiche de test N°5 <text:s text:c="2"/></text:p>
      <text:p text:style-name="P44"><text:s/></text:p>
      <text:p text:style-name="P34"><text:span text:style-name="Default_20_Paragraph_20_Font"><text:span text:style-name="T6">Objectif du test : </text:span></text:span><text:span text:style-name="Default_20_Paragraph_20_Font"><text:span text:style-name="T20">éprouver la méthode reviewItemFilm sur des cas d'anomalie.</text:span></text:span></text:p>
      <text:p text:style-name="P34"><text:span text:style-name="Default_20_Paragraph_20_Font"><text:span text:style-name="T23">Vérification de la levée de BadEntry lors de l’utilisation de reviewItemFilm avec des paramètres d'entrées incorrects.</text:span></text:span></text:p>
      <text:p text:style-name="P32">Pour rappel, les 5 cas de levée de l'exception BadEntry par cette méthode sont :</text:p>
      <text:list xml:id="list5283592943385651369" text:style-name="L5">
        <text:list-item>
          <text:p text:style-name="P48">Si le pseudo n'est pas instancié ou a moins de 1 caractère autre que des espaces</text:p>
        </text:list-item>
        <text:list-item>
          <text:p text:style-name="P48">Si le password n'est pas instancié ou a moins de 4 caractères autres des leading or trailing blancks</text:p>
        </text:list-item>
        <text:list-item>
          <text:p text:style-name="P48">Si le titre n'est pas instancié, ou a moins de 1 caractère autre que des espaces</text:p>
        </text:list-item>
        <text:list-item>
          <text:p text:style-name="P48">Si la note n’est pas comprise entre 0 et 5</text:p>
        </text:list-item>
        <text:list-item>
          <text:p text:style-name="P48">Si le commentaire n’est pas instancié</text:p>
        </text:list-item>
      </text:list>
      <text:p text:style-name="P18"/>
      <text:p text:style-name="P18"/>
      <text:p text:style-name="P18">Description (scénario) :</text:p>
      <text:list xml:id="list3202569139280507308" text:style-name="L6">
        <text:list-item>
          <text:p text:style-name="P64">Instanciation d'un Social Network</text:p>
        </text:list-item>
        <text:list-item>
          <text:p text:style-name="P65">5.1 : Utilisation de <text:span text:style-name="Default_20_Paragraph_20_Font"><text:span text:style-name="T23">reviewItemFilm</text:span></text:span> avec en paramètre un pseudo non instancié</text:p>
        </text:list-item>
        <text:list-item>
          <text:p text:style-name="P65">5.2 : Utilisation de <text:span text:style-name="Default_20_Paragraph_20_Font"><text:span text:style-name="T23">reviewItemFilm</text:span></text:span> avec en paramètre un pseudo avec moins de 1 caractère</text:p>
        </text:list-item>
        <text:list-item>
          <text:p text:style-name="P65">5.3 : Utilisation de <text:span text:style-name="Default_20_Paragraph_20_Font"><text:span text:style-name="T23">reviewItemFilm <text:s/></text:span></text:span>avec en paramètre un password pas instancié</text:p>
        </text:list-item>
        <text:list-item>
          <text:p text:style-name="P65">5.4 : Utilisation de <text:span text:style-name="Default_20_Paragraph_20_Font"><text:span text:style-name="T23">reviewItemFilm</text:span></text:span> avec en paramètre un password de moins de 4 caractères</text:p>
        </text:list-item>
        <text:list-item>
          <text:p text:style-name="P65">5.5 : Utilisation de <text:span text:style-name="Default_20_Paragraph_20_Font"><text:span text:style-name="T23">reviewItemFilm</text:span></text:span> avec en paramètre un titre non instancié</text:p>
        </text:list-item>
        <text:list-item>
          <text:p text:style-name="P65">5.6 : Utilisation de <text:span text:style-name="Default_20_Paragraph_20_Font"><text:span text:style-name="T23">reviewItemFilm</text:span></text:span> avec en paramètre un titre de moins de 1 caractère</text:p>
        </text:list-item>
        <text:list-item>
          <text:p text:style-name="P65">5.7 : Utilisation de <text:span text:style-name="Default_20_Paragraph_20_Font"><text:span text:style-name="T23">reviewItemFilm</text:span></text:span> avec en paramètre une note négative</text:p>
        </text:list-item>
        <text:list-item>
          <text:p text:style-name="P65">5.8 : Utilisation de <text:span text:style-name="Default_20_Paragraph_20_Font"><text:span text:style-name="T23">reviewItemFilm</text:span></text:span> avec en paramètre une note supérieure à 5</text:p>
        </text:list-item>
        <text:list-item>
          <text:p text:style-name="P65"><text:span text:style-name="T40">5.9 : Utilisation de </text:span><text:span text:style-name="Default_20_Paragraph_20_Font"><text:span text:style-name="T24">reviewItemFilm</text:span></text:span><text:span text:style-name="T40"> avec un commentaire non instancié</text:span></text:p>
          <text:p text:style-name="P66"/>
        </text:list-item>
      </text:list>
      <text:p text:style-name="P34"/>
      <text:p text:style-name="P18">Résultats attendus :</text:p>
      <text:p text:style-name="P34">Dans les 8 cas d'utilisation, l'exception BadEntry doit être levée.</text:p>
      <text:p text:style-name="P34">Après la levée d'exception, le commentaire ne doit pas être <text:s/>pris en compte. La note du film ne doit pas être modifiée.</text:p>
      <text:p text:style-name="P18"/>
      <text:p text:style-name="P18">Résultats observés :</text:p>
      <text:p text:style-name="P18"/>
      <text:p text:style-name="P18"/>
      <text:p text:style-name="P22"/>
      <text:p text:style-name="P22"/>
      <text:p text:style-name="P42">Conclusion :</text:p>
      <text:p text:style-name="P83">Fiche de test N°6 <text:s text:c="3"/></text:p>
      <text:p text:style-name="P44"/>
      <text:p text:style-name="P34"><text:span text:style-name="Default_20_Paragraph_20_Font"><text:span text:style-name="T6">Objectif du test : </text:span></text:span><text:span text:style-name="Default_20_Paragraph_20_Font"><text:span text:style-name="T20">éprouver la méthode reviewItemFilm sur des cas de fonctionnement standard.</text:span></text:span></text:p>
      <text:list xml:id="list4484809589303092367" text:style-name="L7">
        <text:list-item>
          <text:p text:style-name="P68">But principal : vérification de l'ajout du nouveau commentaire de film après l'utilisation de reviewItemFilm avec des paramètres d'entrées corrects.</text:p>
        </text:list-item>
        <text:list-item>
          <text:p text:style-name="P68">Buts secondaires :</text:p>
          <text:list>
            <text:list-item>
              <text:p text:style-name="P68">Vérification de la levée d'exception NotMember par la méthode reviewItemFilm si le pseudo n'est pas celui d'un membre ou si le pseudo et le password ne correspondent pas.</text:p>
            </text:list-item>
            <text:list-item>
              <text:p text:style-name="P68">Vérification de la levée d'exception NotItem par la méthode reviewItemFilm si le titre n’est pas le titre d’un film.</text:p>
            </text:list-item>
          </text:list>
        </text:list-item>
      </text:list>
      <text:p text:style-name="P18"/>
      <text:p text:style-name="P18"/>
      <text:p text:style-name="P18">Description (scénario) :</text:p>
      <text:list xml:id="list302939513837801514" text:style-name="L8">
        <text:list-item>
          <text:p text:style-name="P70">Instanciation d'un Social Network</text:p>
        </text:list-item>
        <text:list-item>
          <text:p text:style-name="P70">Instanciation de plusieurs Member de test, <text:span text:style-name="Default_20_Paragraph_20_Font"><text:span text:style-name="T6">que</text:span></text:span> <text:span text:style-name="Default_20_Paragraph_20_Font"><text:span text:style-name="T6">si les tests liés à addMember (cf. fiches de test N°1 et N°2) ont été validés</text:span></text:span></text:p>
        </text:list-item>
        <text:list-item>
          <text:p text:style-name="P70">6.1 : Utilisation de reviewItemFilm avec en paramètre un pseudo qui n'est pas celui d'un membre </text:p>
        </text:list-item>
        <text:list-item>
          <text:p text:style-name="P70">6.2 : Utilisation de reviewItemFilm avec en paramètre un pseudo et un password qui ne correspondent pas</text:p>
        </text:list-item>
        <text:list-item>
          <text:p text:style-name="P70">6.3 : Utilisation de reviewItemFilm avec des paramètres corrects</text:p>
        </text:list-item>
        <text:list-item>
          <text:p text:style-name="P70">6.4 : Utilisation de reviewItemFilm avec un titre de film qui n’existe pas</text:p>
        </text:list-item>
      </text:list>
      <text:p text:style-name="P18"/>
      <text:p text:style-name="P18"/>
      <text:p text:style-name="P18"/>
      <text:p text:style-name="P18">Résultats attendus :</text:p>
      <text:p text:style-name="P34"><text:tab/>L'ajout d'une review avec des paramètres corrects ne doit pas lever d'exception. Le commentaire doit être pris en compte. Pour les tests 6.1 et 6.2, l'exception NotMember doit être levée. Enfin, pour le dernier test, l'exception NoItem doit être levée. Le commentaire ne doit pas être pris en compte dans ces cas.</text:p>
      <text:p text:style-name="P18"/>
      <text:p text:style-name="P18"/>
      <text:p text:style-name="P18"/>
      <text:p text:style-name="P18">Résultats observés :</text:p>
      <text:p text:style-name="P18"/>
      <text:p text:style-name="P18"/>
      <text:p text:style-name="P18"/>
      <text:p text:style-name="P18"/>
      <text:p text:style-name="P22"/>
      <text:p text:style-name="P22"/>
      <text:p text:style-name="P42">Conclusion :</text:p>
      <text:p text:style-name="P84">Fiche de test N°<text:span text:style-name="T41">7</text:span> <text:s text:c="3"/></text:p>
      <text:p text:style-name="P45"><text:s/></text:p>
      <text:p text:style-name="P35"><text:span text:style-name="Default_20_Paragraph_20_Font"><text:span text:style-name="T6">Objectif du test : </text:span></text:span><text:span text:style-name="Default_20_Paragraph_20_Font"><text:span text:style-name="T20">éprouver la méthode review</text:span></text:span><text:span text:style-name="Default_20_Paragraph_20_Font"><text:span text:style-name="T21">Opinion </text:span></text:span><text:span text:style-name="Default_20_Paragraph_20_Font"><text:span text:style-name="T20">sur des cas d'anomalie.</text:span></text:span></text:p>
      <text:p text:style-name="P35"><text:span text:style-name="Default_20_Paragraph_20_Font"><text:span text:style-name="T23">Vérification de la levée de BadEntry lors de l’utilisation de review</text:span></text:span><text:span text:style-name="Default_20_Paragraph_20_Font"><text:span text:style-name="T25">Opinion</text:span></text:span><text:span text:style-name="Default_20_Paragraph_20_Font"><text:span text:style-name="T23"> avec des paramètres d'entrées incorrects.</text:span></text:span></text:p>
      <text:p text:style-name="P33">Pour rappel, les 5 cas de levée de l'exception BadEntry par cette méthode sont :</text:p>
      <text:list xml:id="list221236839170790" text:continue-list="list5283592943385651369" text:style-name="L5">
        <text:list-item>
          <text:p text:style-name="P49">Si le pseudo n'est pas instancié ou a moins de 1 caractère autre que des espaces</text:p>
        </text:list-item>
        <text:list-item>
          <text:p text:style-name="P49">Si le password n'est pas instancié ou a moins de 4 caractères autres des leading or trailing blancks</text:p>
        </text:list-item>
        <text:list-item>
          <text:p text:style-name="P49">Si le titre n'est pas instancié, ou a moins de 1 caractère autre que des espaces</text:p>
        </text:list-item>
        <text:list-item>
          <text:p text:style-name="P49">Si la note n’est pas comprise entre 0 et 5</text:p>
        </text:list-item>
        <text:list-item>
          <text:p text:style-name="P49">Si le <text:span text:style-name="T43">pseudo cible</text:span> n’est pas instancié, <text:span text:style-name="T43">ou a moins de 1 caractère autre que des espaces</text:span></text:p>
        </text:list-item>
      </text:list>
      <text:p text:style-name="P19"/>
      <text:p text:style-name="P19"/>
      <text:p text:style-name="P19">Description (scénario) :</text:p>
      <text:list xml:id="list8821363776253982609" text:style-name="L9">
        <text:list-item>
          <text:p text:style-name="P71">Instanciation d'un Social Network</text:p>
        </text:list-item>
        <text:list-item>
          <text:p text:style-name="P72"><text:span text:style-name="T42">7</text:span>.1 : Utilisation de<text:span text:style-name="Default_20_Paragraph_20_Font"><text:span text:style-name="T23"> review</text:span></text:span><text:span text:style-name="Default_20_Paragraph_20_Font"><text:span text:style-name="T25">Opinion</text:span></text:span><text:span text:style-name="Default_20_Paragraph_20_Font"><text:span text:style-name="T23"> </text:span></text:span>avec en paramètre un pseudo non instancié</text:p>
        </text:list-item>
        <text:list-item>
          <text:p text:style-name="P72"><text:span text:style-name="T42">7</text:span>.2 : Utilisation de<text:span text:style-name="Default_20_Paragraph_20_Font"><text:span text:style-name="T23"> review</text:span></text:span><text:span text:style-name="Default_20_Paragraph_20_Font"><text:span text:style-name="T25">Opinion</text:span></text:span><text:span text:style-name="Default_20_Paragraph_20_Font"><text:span text:style-name="T23"> </text:span></text:span>avec en paramètre un pseudo avec moins de 1 caractère</text:p>
        </text:list-item>
        <text:list-item>
          <text:p text:style-name="P72"><text:span text:style-name="T42">7</text:span>.3 : Utilisation de<text:span text:style-name="Default_20_Paragraph_20_Font"><text:span text:style-name="T23"> review</text:span></text:span><text:span text:style-name="Default_20_Paragraph_20_Font"><text:span text:style-name="T25">Opinion</text:span></text:span><text:span text:style-name="Default_20_Paragraph_20_Font"><text:span text:style-name="T23"> </text:span></text:span>avec en paramètre un password pas instancié</text:p>
        </text:list-item>
        <text:list-item>
          <text:p text:style-name="P72"><text:span text:style-name="T42">7</text:span>.4 : Utilisation de<text:span text:style-name="Default_20_Paragraph_20_Font"><text:span text:style-name="T23"> review</text:span></text:span><text:span text:style-name="Default_20_Paragraph_20_Font"><text:span text:style-name="T25">Opinion</text:span></text:span><text:span text:style-name="Default_20_Paragraph_20_Font"><text:span text:style-name="T23"> </text:span></text:span>avec en paramètre un password de moins de 4 caractères</text:p>
        </text:list-item>
        <text:list-item>
          <text:p text:style-name="P72"><text:span text:style-name="T42">7</text:span>.5 : Utilisation de <text:span text:style-name="Default_20_Paragraph_20_Font"><text:span text:style-name="T23">review</text:span></text:span><text:span text:style-name="Default_20_Paragraph_20_Font"><text:span text:style-name="T25">Opinion</text:span></text:span><text:span text:style-name="Default_20_Paragraph_20_Font"><text:span text:style-name="T23"> </text:span></text:span>avec en paramètre un titre non instancié</text:p>
        </text:list-item>
        <text:list-item>
          <text:p text:style-name="P72"><text:span text:style-name="T42">7</text:span>.6 : Utilisation de<text:span text:style-name="Default_20_Paragraph_20_Font"><text:span text:style-name="T23"> review</text:span></text:span><text:span text:style-name="Default_20_Paragraph_20_Font"><text:span text:style-name="T25">Opinion</text:span></text:span> avec en paramètre un titre de moins de 1 caractère</text:p>
        </text:list-item>
        <text:list-item>
          <text:p text:style-name="P72"><text:span text:style-name="T42">7</text:span>.7 : Utilisation de<text:span text:style-name="Default_20_Paragraph_20_Font"><text:span text:style-name="T23"> review</text:span></text:span><text:span text:style-name="Default_20_Paragraph_20_Font"><text:span text:style-name="T25">Opinion</text:span></text:span><text:span text:style-name="Default_20_Paragraph_20_Font"><text:span text:style-name="T23"> </text:span></text:span>avec en paramètre un <text:span text:style-name="T42">karma </text:span>négati<text:span text:style-name="T42">f</text:span></text:p>
        </text:list-item>
        <text:list-item>
          <text:p text:style-name="P72"><text:span text:style-name="T42">7</text:span>.8 : Utilisation de<text:span text:style-name="Default_20_Paragraph_20_Font"><text:span text:style-name="T23"> review</text:span></text:span><text:span text:style-name="Default_20_Paragraph_20_Font"><text:span text:style-name="T25">Opinion</text:span></text:span><text:span text:style-name="Default_20_Paragraph_20_Font"><text:span text:style-name="T23"> </text:span></text:span>avec en paramètre un <text:span text:style-name="T42">karma</text:span> supérieur à 5</text:p>
        </text:list-item>
        <text:list-item>
          <text:p text:style-name="P72"><text:span text:style-name="T42">7.9 : Utilisation de</text:span><text:span text:style-name="Default_20_Paragraph_20_Font"><text:span text:style-name="T26"> review</text:span></text:span><text:span text:style-name="Default_20_Paragraph_20_Font"><text:span text:style-name="T25">Opinion</text:span></text:span><text:span text:style-name="Default_20_Paragraph_20_Font"><text:span text:style-name="T26"> </text:span></text:span><text:span text:style-name="T42">avec en paramètre un pseudo cible non instancié</text:span></text:p>
        </text:list-item>
        <text:list-item>
          <text:p text:style-name="P73"><text:span text:style-name="T42">7.10 : Utilisation de</text:span><text:span text:style-name="Default_20_Paragraph_20_Font"><text:span text:style-name="T26"> review</text:span></text:span><text:span text:style-name="Default_20_Paragraph_20_Font"><text:span text:style-name="T25">Opinion</text:span></text:span><text:span text:style-name="Default_20_Paragraph_20_Font"><text:span text:style-name="T26"> </text:span></text:span><text:span text:style-name="T42">avec en paramètre un p</text:span><text:span text:style-name="T27">seudo </text:span><text:span text:style-name="T28">cible avec moins de 1</text:span><text:span text:style-name="T27"> carac</text:span><text:span text:style-name="T28">tère</text:span></text:p>
        </text:list-item>
      </text:list>
      <text:p text:style-name="P74"/>
      <text:list xml:id="list221237054493364" text:continue-numbering="true" text:style-name="L9">
        <text:list-header>
          <text:p text:style-name="P67"/>
        </text:list-header>
      </text:list>
      <text:p text:style-name="P35"/>
      <text:p text:style-name="P19">Résultats attendus :</text:p>
      <text:p text:style-name="P35">Dans les <text:span text:style-name="T43">1er</text:span> cas d'utilisation, l'exception BadEntry doit être levée.</text:p>
      <text:p text:style-name="P35">Après la levée d'exception, l<text:span text:style-name="T43">'opinion</text:span> ne doit pas être pris<text:span text:style-name="T43">e</text:span> en compte.<text:span text:style-name="T43">Le karma du membre</text:span> ne doit pas être modifié.</text:p>
      <text:p text:style-name="P19"/>
      <text:p text:style-name="P19">Résultats observés :</text:p>
      <text:p text:style-name="P19"/>
      <text:p text:style-name="P19"/>
      <text:p text:style-name="P23"/>
      <text:p text:style-name="P23"/>
      <text:p text:style-name="P43">Conclusion :</text:p>
      <text:p text:style-name="P19"/>
      <text:p text:style-name="P19"/>
      <text:p text:style-name="P86">Fiche de test N°<text:span text:style-name="T43">8</text:span> <text:s text:c="3"/></text:p>
      <text:p text:style-name="P85"/>
      <text:p text:style-name="P75"><text:span text:style-name="Default_20_Paragraph_20_Font"><text:span text:style-name="T6">Objectif du test : </text:span></text:span><text:span text:style-name="Default_20_Paragraph_20_Font"><text:span text:style-name="T20">éprouver la méthode reviewI</text:span></text:span><text:span text:style-name="Default_20_Paragraph_20_Font"><text:span text:style-name="T22">Opinion</text:span></text:span><text:span text:style-name="Default_20_Paragraph_20_Font"><text:span text:style-name="T20"> sur des cas de fonctionnement standard.</text:span></text:span></text:p>
      <text:list xml:id="list221238577890410" text:continue-list="list4484809589303092367" text:style-name="L7">
        <text:list-item>
          <text:p text:style-name="P69">But principal : vérification de l'ajout d<text:span text:style-name="T43">'une opinion sur un membre</text:span> après l'utilisation de review<text:span text:style-name="T43">Opinion</text:span> avec des paramètres d'entrées corrects.</text:p>
        </text:list-item>
        <text:list-item>
          <text:p text:style-name="P69">Buts secondaires :</text:p>
          <text:list>
            <text:list-item>
              <text:p text:style-name="P69">Vérification de la levée d'exception NotMember par la méthode review<text:span text:style-name="T43">Opinion</text:span> si le pseudo n'est pas celui d'un membre ou si le pseudo et le password ne correspondent pas.</text:p>
            </text:list-item>
            <text:list-item>
              <text:p text:style-name="P69">Vérification de la levée d'exception NotItem par la méthode review<text:span text:style-name="T43">Opinion</text:span> si le titre n’est pas <text:span text:style-name="T43">dans le SocialNetwork</text:span>.</text:p>
            </text:list-item>
            <text:list-item>
              <text:p text:style-name="P69">Vérification de la levée d'exception <text:span text:style-name="T43">SameMember</text:span> par la méthode review<text:span text:style-name="T43">Opinion</text:span> si le<text:span text:style-name="T43">s 2 pseudos en paramètre sont les mêmes.</text:span></text:p>
            </text:list-item>
          </text:list>
        </text:list-item>
      </text:list>
      <text:p text:style-name="P76"/>
      <text:p text:style-name="P76"/>
      <text:p text:style-name="P76">Description (scénario) :</text:p>
      <text:list xml:id="list7627067958764405124" text:style-name="L10">
        <text:list-item>
          <text:p text:style-name="P78">Instanciation d'un Social Network</text:p>
        </text:list-item>
        <text:list-item>
          <text:p text:style-name="P78">Instanciation de plusieurs Member de test, <text:span text:style-name="Default_20_Paragraph_20_Font"><text:span text:style-name="T6">que</text:span></text:span> <text:span text:style-name="Default_20_Paragraph_20_Font"><text:span text:style-name="T6">si les tests liés à addMember (cf. fiches de test N°1 et N°2) ont été validés</text:span></text:span></text:p>
        </text:list-item>
        <text:list-item>
          <text:p text:style-name="P78"><text:span text:style-name="T43">8</text:span>.1 : Utilisation de review<text:span text:style-name="T43">Opinion </text:span>avec en paramètre un pseudo qui n'est pas celui d'un membre </text:p>
        </text:list-item>
        <text:list-item>
          <text:p text:style-name="P78"><text:span text:style-name="T43">8</text:span>.2 : Utilisation de review<text:span text:style-name="T43">Opinion</text:span> avec en paramètre un pseudo et un password qui ne correspondent pas</text:p>
        </text:list-item>
        <text:list-item>
          <text:p text:style-name="P78"><text:span text:style-name="T43">8</text:span>.3 : Utilisation de review<text:span text:style-name="T43">Opinion </text:span>avec des paramètres corrects</text:p>
        </text:list-item>
        <text:list-item>
          <text:p text:style-name="P78"><text:span text:style-name="T43">8</text:span>.4 : Utilisation de review<text:span text:style-name="T43">Opinion </text:span>avec d<text:span text:style-name="T44">eux pseudos identiques</text:span></text:p>
        </text:list-item>
        <text:list-item>
          <text:p text:style-name="P78"><text:span text:style-name="T43">8</text:span>.<text:span text:style-name="T43">5 :</text:span> Utilisation de review<text:span text:style-name="T43">Opinion </text:span>avec un titre de film qui n’existe pas</text:p>
        </text:list-item>
        <text:list-item>
          <text:p text:style-name="P78"><text:span text:style-name="T43">8</text:span>.<text:span text:style-name="T43">6</text:span> : Utilisation de review<text:span text:style-name="T43">Opinion </text:span>avec un titre <text:span text:style-name="T44">de livre mais bookOrNot faux</text:span> </text:p>
        </text:list-item>
      </text:list>
      <text:p text:style-name="P76"/>
      <text:p text:style-name="P76"/>
      <text:p text:style-name="P76">Résultats attendus :</text:p>
      <text:p text:style-name="P75"><text:tab/>L'ajout d'une review avec des paramètres corrects ne doit pas lever d'exception. L<text:span text:style-name="T44">'opinion</text:span> doit être pris<text:span text:style-name="T44">e</text:span> en compte. Pour les tests <text:span text:style-name="T44">8</text:span>.1 et <text:span text:style-name="T44">8</text:span>.2, l'exception NotMember doit être levée. <text:span text:style-name="T44">Pour le test 8.4, l'exception SameMember doit être levée. </text:span>Enfin, pour le<text:span text:style-name="T44">s</text:span> dernier<text:span text:style-name="T44">s</text:span> test<text:span text:style-name="T44">s</text:span>, l'exception NoItem doit être levée. L<text:span text:style-name="T44">'opinion</text:span> ne doit pas être pris<text:span text:style-name="T44">e</text:span> en compte dans ces cas.</text:p>
      <text:p text:style-name="P76"/>
      <text:p text:style-name="P76"/>
      <text:p text:style-name="P76"/>
      <text:p text:style-name="P76">Résultats observés :</text:p>
      <text:p text:style-name="P76"/>
      <text:p text:style-name="P76"/>
      <text:p text:style-name="P76"/>
      <text:p text:style-name="P76"/>
      <text:p text:style-name="P77"/>
      <text:p text:style-name="P77"/>
      <text:p text:style-name="P79">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ucidasans1" svg:font-family="Lucidasans"/>
    <style:font-face style:name="Times1" svg:font-family="Times" style:font-adornments="Normal" style:font-family-generic="roman"/>
    <style:font-face style:name="Arial2" svg:font-family="Arial" style:font-family-generic="swiss"/>
    <style:font-face style:name="Monospace" svg:font-family="Monospace" style:font-adornments="Normal" style:font-family-generic="swiss"/>
    <style:font-face style:name="Arial3" svg:font-family="Arial" style:font-pitch="variable"/>
    <style:font-face style:name="HG Mincho Light J" svg:font-family="'HG Mincho Light J'"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3"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0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fo:font-size="10pt" fo:font-style="italic" fo:font-weight="bold" style:font-size-asian="10pt" style:font-style-asian="italic" style:font-weight-asian="bold" style:font-style-complex="italic" style:font-weight-complex="bold"/>
    </style:style>
    <style:style style:name="Heading_20_2" style:display-name="Heading 2" style:family="paragraph" style:parent-style-name="Standard" style:next-style-name="Standard" style:class="text">
      <style:paragraph-properties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class="text">
      <style:paragraph-properties fo:keep-with-next="always" style:text-autospace="none"/>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paragraph-properties fo:keep-with-next="always"/>
      <style:text-properties fo:font-weight="bold" style:font-weight-asian="bold"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itle" style:family="paragraph" style:parent-style-name="Standard" style:next-style-name="Subtitle" style:class="chapter">
      <style:paragraph-properties fo:margin-top="0.499cm" fo:margin-bottom="0cm" style:contextual-spacing="false" fo:text-align="center" style:justify-single-word="false"/>
      <style:text-properties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ied_20_de_20_page_20__28_Premier_29_" style:display-name="Pied de page (Premier)" style:family="paragraph" style:parent-style-name="Footer">
      <style:paragraph-properties fo:margin-top="0.423cm" fo:margin-bottom="0cm" style:contextual-spacing="false" fo:padding-left="0cm" fo:padding-right="0cm" fo:padding-top="0.035cm" fo:padding-bottom="0cm" fo:border-left="none" fo:border-right="none" fo:border-top="0.06pt solid #000000" fo:border-bottom="none"/>
      <style:text-properties style:font-name="Times1" fo:font-family="Times" style:font-style-name="Normal" style:font-family-generic="roman" fo:font-size="10pt" fo:font-weight="normal" style:font-weight-asian="bold"/>
    </style:style>
    <style:style style:name="Header"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En-tête_20__28_Pair_29_" style:display-name="En-tête (Pair)" style:family="paragraph" style:parent-style-name="Header">
      <style:paragraph-properties fo:padding-left="0cm" fo:padding-right="0cm" fo:padding-top="0cm" fo:padding-bottom="0.035cm" fo:border-left="none" fo:border-right="none" fo:border-top="none" fo:border-bottom="0.06pt solid #000000"/>
      <style:text-properties style:font-name="Times New Roman1" fo:font-family="'Times New Roman'" style:font-style-name="Normal" style:font-family-generic="roman" style:font-pitch="variable" fo:font-size="10pt"/>
    </style:style>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En-tête_20__28_Pair_29_">
      <style:paragraph-properties>
        <style:tab-stops>
          <style:tab-stop style:position="7.62cm" style:type="center"/>
          <style:tab-stop style:position="16.933cm" style:type="right"/>
        </style:tab-stops>
      </style:paragraph-properties>
    </style:style>
    <style:style style:name="MP3" style:family="paragraph" style:parent-style-name="Pied_20_de_20_page_20__28_Premier_29_">
      <style:paragraph-properties fo:margin-top="0.22cm" fo:margin-bottom="0cm" style:contextual-spacing="false" fo:text-align="center" style:justify-single-word="false">
        <style:tab-stops>
          <style:tab-stop style:position="7.964cm" style:type="center"/>
          <style:tab-stop style:position="16.88cm" style:type="right"/>
        </style:tab-stops>
      </style:paragraph-properties>
    </style:style>
    <style:style style:name="MT1" style:family="text">
      <style:text-properties fo:font-weight="normal" style:font-weight-asian="normal" style:font-weight-complex="normal"/>
    </style:style>
    <style:style style:name="MT2" style:family="text">
      <style:text-properties fo:font-weight="normal" style:font-weight-asian="normal"/>
    </style:style>
    <style:page-layout style:name="Mpm1">
      <style:page-layout-properties fo:page-width="20.999cm" fo:page-height="29.699cm" style:num-format="1" style:print-orientation="portrait" fo:margin-top="2.501cm" fo:margin-bottom="2.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2.501cm" fo:margin-bottom="2.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2.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6">
      <style:page-layout-properties fo:page-width="20.999cm" fo:page-height="29.699cm" style:num-format="1" style:print-orientation="portrait" fo:margin-top="1.27cm" fo:margin-bottom="2.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0.998cm" fo:margin-left="0cm" fo:margin-right="0cm" fo:margin-top="0c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1</text:page-number>/<text:page-count>9</text:page-count></text:p>
      </style:footer>
    </style:master-page>
    <style:master-page style:name="Conversion_20_1" style:display-name="Conversion 1" style:page-layout-name="Mpm2">
      <style:header>
        <text:p text:style-name="MP2">FIP INF112<text:tab/><text:tab/><text:date style:data-style-name="N76" text:date-value="2010-03-18T12:47:58.000000119" text:fixed="true">18 mars 2010</text:date></text:p>
      </style:header>
      <style:footer>
        <text:p text:style-name="MP3"><text:span text:style-name="MT1">Télécom Bretagne</text:span><text:tab/><text:span text:style-name="MT2"><text:page-number text:select-page="current">4</text:page-number></text:span><text:span text:style-name="MT2">/</text:span><text:span text:style-name="MT2"><text:page-count>9</text:page-count></text:span><text:span text:style-name="MT2"><text:tab/>Département Informatique</text:span></text:p>
      </style:footer>
    </style:master-page>
    <style:master-page style:name="Conversion_20_2" style:display-name="Conversion 2" style:page-layout-name="Mpm1">
      <style:footer>
        <text:p text:style-name="MP3"><text:span text:style-name="MT1">Télécom Bretagne</text:span><text:tab/><text:span text:style-name="MT2"><text:page-number text:select-page="current">5</text:page-number></text:span><text:span text:style-name="MT2">/</text:span><text:span text:style-name="MT2"><text:page-count>9</text:page-count></text:span><text:span text:style-name="MT2"><text:tab/>Département Informatique</text:span></text:p>
      </style:footer>
    </style:master-page>
    <style:master-page style:name="Conversion_20_3" style:display-name="Conversion 3" style:page-layout-name="Mpm1">
      <style:footer>
        <text:p text:style-name="MP3"><text:span text:style-name="MT1">Télécom Bretagne</text:span><text:tab/><text:span text:style-name="MT2"><text:page-number text:select-page="current">6</text:page-number></text:span><text:span text:style-name="MT2">/</text:span><text:span text:style-name="MT2"><text:page-count>9</text:page-count></text:span><text:span text:style-name="MT2"><text:tab/>Département Informatique</text:span></text:p>
      </style:footer>
    </style:master-page>
    <style:master-page style:name="Conversion_20_4" style:display-name="Conversion 4" style:page-layout-name="Mpm1">
      <style:footer>
        <text:p text:style-name="MP3"><text:span text:style-name="MT1">Télécom Bretagne</text:span><text:tab/><text:span text:style-name="MT2"><text:page-number text:select-page="current">0</text:page-number></text:span><text:span text:style-name="MT2">/</text:span><text:span text:style-name="MT2"><text:page-count>9</text:page-count></text:span><text:span text:style-name="MT2"><text:tab/>Département Informatique</text:span></text:p>
      </style:footer>
    </style:master-page>
    <style:master-page style:name="Conversion_20_5" style:display-name="Conversion 5" style:page-layout-name="Mpm1">
      <style:footer>
        <text:p text:style-name="MP3"><text:span text:style-name="MT1">Télécom Bretagne</text:span><text:tab/><text:span text:style-name="MT2"><text:page-number text:select-page="current">8</text:page-number></text:span><text:span text:style-name="MT2">/</text:span><text:span text:style-name="MT2"><text:page-count>9</text:page-count></text:span><text:span text:style-name="MT2"><text:tab/>Département Informatique</text:span></text:p>
      </style:footer>
    </style:master-page>
    <style:master-page style:name="Conversion_20_6" style:display-name="Conversion 6" style:page-layout-name="Mpm1">
      <style:footer>
        <text:p text:style-name="MP3"><text:span text:style-name="MT1">Télécom Bretagne</text:span><text:tab/><text:span text:style-name="MT2"><text:page-number text:select-page="current">0</text:page-number></text:span><text:span text:style-name="MT2">/</text:span><text:span text:style-name="MT2"><text:page-count>9</text:page-count></text:span><text:span text:style-name="MT2"><text:tab/>Département Informatique</text:span></text:p>
      </style:footer>
    </style:master-page>
    <style:master-page style:name="Conversion_20_7" style:display-name="Conversion 7" style:page-layout-name="Mpm3">
      <style:footer>
        <text:p text:style-name="MP3"><text:span text:style-name="MT1">Télécom Bretagne</text:span><text:tab/><text:span text:style-name="MT2"><text:page-number text:select-page="current">0</text:page-number></text:span><text:span text:style-name="MT2">/</text:span><text:span text:style-name="MT2"><text:page-count>9</text:page-count></text:span><text:span text:style-name="MT2"><text:tab/>Département Informatique</text:span></text:p>
      </style:footer>
    </style:master-page>
    <style:master-page style:name="Conversion_20_8" style:display-name="Conversion 8" style:page-layout-name="Mpm4"/>
    <style:master-page style:name="MP3" style:page-layout-name="Mpm5">
      <style:header>
        <text:p text:style-name="MP2">FIP INF112<text:tab/><text:tab/>18 mars 2010</text:p>
      </style:header>
      <style:footer>
        <text:p text:style-name="MP3"><text:span text:style-name="Default_20_Paragraph_20_Font"><text:span text:style-name="MT2">Télécom Bretagne</text:span></text:span><text:tab/><text:span text:style-name="Default_20_Paragraph_20_Font"><text:span text:style-name="MT2"><text:page-number text:select-page="current">0</text:page-number></text:span></text:span><text:span text:style-name="Default_20_Paragraph_20_Font"><text:span text:style-name="MT2">/</text:span></text:span><text:span text:style-name="Default_20_Paragraph_20_Font"><text:span text:style-name="MT2"><text:page-count>9</text:page-count></text:span></text:span><text:span text:style-name="Default_20_Paragraph_20_Font"><text:span text:style-name="MT2"><text:tab/>Département Informatique</text:span></text:span></text:p>
      </style:footer>
    </style:master-page>
    <style:master-page style:name="MP4" style:page-layout-name="Mpm6">
      <style:header>
        <text:p text:style-name="MP2">FIP INF112<text:tab/><text:tab/>18 mars 2010</text:p>
      </style:header>
      <style:footer>
        <text:p text:style-name="MP3"><text:span text:style-name="Default_20_Paragraph_20_Font"><text:span text:style-name="MT2">Télécom Bretagne</text:span></text:span><text:tab/><text:span text:style-name="Default_20_Paragraph_20_Font"><text:span text:style-name="MT2"><text:page-number text:select-page="current">7</text:page-number></text:span></text:span><text:span text:style-name="Default_20_Paragraph_20_Font"><text:span text:style-name="MT2">/</text:span></text:span><text:span text:style-name="Default_20_Paragraph_20_Font"><text:span text:style-name="MT2"><text:page-count>9</text:page-count></text:span></text:span><text:span text:style-name="Default_20_Paragraph_20_Font"><text:span text:style-name="MT2"><text:tab/>Département Informatiqu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Fiche de Remarques</dc:title>
    <meta:initial-creator>WISCHNEWSKI</meta:initial-creator>
    <meta:creation-date>2005-01-28T16:31:00</meta:creation-date>
    <dc:date>2015-05-21T22:12:34.613428889</dc:date>
    <meta:print-date>2004-03-31T15:12:00</meta:print-date>
    <dc:language>fr-FR</dc:language>
    <meta:editing-cycles>77</meta:editing-cycles>
    <meta:editing-duration>PT3H8M11S</meta:editing-duration>
    <meta:document-statistic meta:table-count="4" meta:image-count="0" meta:object-count="0" meta:page-count="9" meta:paragraph-count="204" meta:word-count="2084" meta:character-count="12302" meta:non-whitespace-character-count="10452"/>
    <meta:user-defined meta:name="Info 1"/>
    <meta:user-defined meta:name="Info 2"/>
    <meta:user-defined meta:name="Info 3"/>
    <meta:user-defined meta:name="Info 4"/>
  </office:meta>
</office:document-meta>
</file>